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0673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1.5354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3256in"/>
    </style:style>
    <style:style style:name="co6" style:family="table-column">
      <style:table-column-properties fo:break-before="auto" style:column-width="1.402in"/>
    </style:style>
    <style:style style:name="co7" style:family="table-column">
      <style:table-column-properties fo:break-before="auto" style:column-width="1.3752in"/>
    </style:style>
    <style:style style:name="co8" style:family="table-column">
      <style:table-column-properties fo:break-before="auto" style:column-width="1.3661in"/>
    </style:style>
    <style:style style:name="co9" style:family="table-column">
      <style:table-column-properties fo:break-before="auto" style:column-width="1.3547in"/>
    </style:style>
    <style:style style:name="co10" style:family="table-column">
      <style:table-column-properties fo:break-before="auto" style:column-width="1.4543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1.6764in"/>
    </style:style>
    <style:style style:name="co13" style:family="table-column">
      <style:table-column-properties fo:break-before="auto" style:column-width="1.31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ff" style:font-name="WenQuanYi Micro He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style:font-name="WenQuanYi Micro Hei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0000" style:font-name="WenQuanYi Micro Hei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8080" style:font-name="WenQuanYi Micro Hei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00ff" style:font-name="WenQuanYi Micro Hei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0000" style:font-name="WenQuanYi Micro Hei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WenQuanYi Micro Hei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font-name="WenQuanYi Micro Hei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WenQuanYi Micro Hei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WenQuanYi Micro Hei"/>
    </style:style>
    <style:style style:name="ce11" style:family="table-cell" style:parent-style-name="Default">
      <style:text-properties fo:color="#0000ff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WenQuanYi Micro Hei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WenQuanYi Micro Hei"/>
    </style:style>
    <style:style style:name="ce15" style:family="table-cell" style:parent-style-name="Default" style:data-style-name="N50">
      <style:table-cell-properties style:text-align-source="fix" style:repeat-content="false"/>
      <style:paragraph-properties fo:text-align="end" fo:margin-left="0in"/>
      <style:text-properties fo:color="#0000ff" style:font-name="WenQuanYi Micro Hei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WenQuanYi Micro Hei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WenQuanYi Micro Hei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 style:font-name="WenQuanYi Micro Hei"/>
    </style:style>
    <style:style style:name="ce19" style:family="table-cell" style:parent-style-name="Default">
      <style:table-cell-properties fo:background-color="#ccffff" style:text-align-source="fix" style:repeat-content="false"/>
      <style:paragraph-properties fo:text-align="end" fo:margin-left="0in"/>
      <style:text-properties fo:color="#ff0000" style:font-name="WenQuanYi Micro Hei"/>
    </style:style>
    <style:style style:name="ce20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color="#ff0000" style:font-name="WenQuanYi Micro Hei"/>
    </style:style>
    <style:style style:name="ce21" style:family="table-cell" style:parent-style-name="Default">
      <style:table-cell-properties fo:background-color="#ccffff" style:text-align-source="fix" style:repeat-content="false"/>
      <style:paragraph-properties fo:text-align="end" fo:margin-left="0in"/>
      <style:text-properties fo:color="#008080" style:font-name="WenQuanYi Micro Hei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color="#008080" style:font-name="WenQuanYi Micro Hei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0000ff" style:font-name="WenQuanYi Micro Hei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008000" style:font-name="WenQuanYi Micro Hei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font-name="WenQuanYi Micro Hei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000000" style:font-name="WenQuanYi Micro Hei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0000ff" style:font-name="WenQuanYi Micro Hei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color="#ff0000" style:font-name="WenQuanYi Micro Hei"/>
    </style:style>
    <style:style style:name="ce29" style:family="table-cell" style:parent-style-name="Default" style:data-style-name="N0">
      <style:table-cell-properties fo:background-color="#e6e6ff" style:text-align-source="fix" style:repeat-content="false"/>
      <style:paragraph-properties fo:text-align="end" fo:margin-left="0in"/>
      <style:text-properties fo:color="#ff0000" style:font-name="WenQuanYi Micro Hei"/>
    </style:style>
    <style:style style:name="ce30" style:family="table-cell" style:parent-style-name="Default" style:data-style-name="N0">
      <style:table-cell-properties fo:background-color="#e6ff00" style:text-align-source="fix" style:repeat-content="false"/>
      <style:paragraph-properties fo:text-align="end" fo:margin-left="0in"/>
      <style:text-properties fo:color="#ff0000" style:font-name="WenQuanYi Micro Hei"/>
    </style:style>
    <style:style style:name="ce31" style:family="table-cell" style:parent-style-name="Default" style:data-style-name="N0">
      <style:table-cell-properties fo:background-color="#e6e6ff" style:text-align-source="fix" style:repeat-content="false"/>
      <style:paragraph-properties fo:text-align="end" fo:margin-left="0in"/>
      <style:text-properties fo:color="#008080" style:font-name="WenQuanYi Micro Hei"/>
    </style:style>
    <style:style style:name="ce32" style:family="table-cell" style:parent-style-name="Default" style:data-style-name="N0">
      <style:table-cell-properties fo:background-color="#e6ff00" style:text-align-source="fix" style:repeat-content="false"/>
      <style:paragraph-properties fo:text-align="end" fo:margin-left="0in"/>
      <style:text-properties fo:color="#008080" style:font-name="WenQuanYi Micro Hei"/>
    </style:style>
    <style:style style:name="ce33" style:family="table-cell" style:parent-style-name="Default" style:data-style-name="N0">
      <style:table-cell-properties fo:background-color="#e6e6ff" style:text-align-source="fix" style:repeat-content="false"/>
      <style:paragraph-properties fo:text-align="end" fo:margin-left="0in"/>
      <style:text-properties fo:color="#ff00ff" style:font-name="WenQuanYi Micro Hei"/>
    </style:style>
    <style:style style:name="ce34" style:family="table-cell" style:parent-style-name="Default" style:data-style-name="N0">
      <style:table-cell-properties fo:background-color="#000000" style:text-align-source="fix" style:repeat-content="false"/>
      <style:paragraph-properties fo:text-align="end" fo:margin-left="0in"/>
      <style:text-properties fo:color="#ff00ff" style:font-name="WenQuanYi Micro Hei"/>
    </style:style>
    <style:style style:name="ce35" style:family="table-cell" style:parent-style-name="Default" style:data-style-name="N0">
      <style:table-cell-properties fo:background-color="#000000" style:text-align-source="fix" style:repeat-content="false"/>
      <style:paragraph-properties fo:text-align="end" fo:margin-left="0in"/>
      <style:text-properties fo:color="#ff0000" style:font-name="WenQuanYi Micro Hei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WenQuanYi Micro Hei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0000ff" style:text-line-through-style="none" style:text-line-through-type="none" style:font-name="WenQuanYi Micro Hei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38" style:family="table-cell" style:parent-style-name="Default" style:data-style-name="N122">
      <style:table-cell-properties fo:background-color="#000000" style:text-align-source="fix" style:repeat-content="false"/>
      <style:paragraph-properties fo:text-align="end" fo:margin-left="0in"/>
      <style:text-properties style:font-name="WenQuanYi Micro Hei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ff" style:font-name="WenQuanYi Micro Hei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use-window-font-color="true" style:font-name="WenQuanYi Micro Hei"/>
    </style:style>
    <style:style style:name="ce41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WenQuanYi Micro Hei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background-color="#e6ff00" style:text-align-source="fix" style:repeat-content="false"/>
      <style:paragraph-properties fo:text-align="end" fo:margin-left="0in"/>
      <style:text-properties fo:color="#ff0000" style:font-name="WenQuanYi Micro Hei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end" fo:margin-left="0in"/>
      <style:text-properties fo:color="#ff0000" style:font-name="WenQuanYi Micro Hei"/>
    </style:style>
    <style:style style:name="ce45" style:family="table-cell" style:parent-style-name="Default">
      <style:table-cell-properties fo:background-color="#e6e6ff" style:text-align-source="fix" style:repeat-content="false"/>
      <style:paragraph-properties fo:text-align="end" fo:margin-left="0in"/>
      <style:text-properties fo:color="#008080" style:font-name="WenQuanYi Micro Hei"/>
    </style:style>
    <style:style style:name="ce46" style:family="table-cell" style:parent-style-name="Default">
      <style:table-cell-properties fo:background-color="#e6ff00" style:text-align-source="fix" style:repeat-content="false"/>
      <style:paragraph-properties fo:text-align="end" fo:margin-left="0in"/>
      <style:text-properties fo:color="#008080" style:font-name="WenQuanYi Micro Hei"/>
    </style:style>
    <style:style style:name="ce47" style:family="table-cell" style:parent-style-name="Default">
      <style:table-cell-properties fo:background-color="#e6e6ff" style:text-align-source="fix" style:repeat-content="false"/>
      <style:paragraph-properties fo:text-align="end" fo:margin-left="0in"/>
      <style:text-properties fo:color="#ff00ff" style:font-name="WenQuanYi Micro Hei"/>
    </style:style>
    <style:style style:name="ce48" style:family="table-cell" style:parent-style-name="Default">
      <style:table-cell-properties fo:background-color="#e6ff00" style:text-align-source="fix" style:repeat-content="false"/>
      <style:paragraph-properties fo:text-align="end" fo:margin-left="0in"/>
      <style:text-properties fo:color="#ff00ff" style:font-name="WenQuanYi Micro Hei"/>
    </style:style>
    <style:style style:name="ce4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text-line-through-style="none" style:text-line-through-type="none" style:font-name="WenQuanYi Micro Hei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000000" style:text-line-through-style="none" style:text-line-through-type="none" style:font-name="WenQuanYi Micro Hei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00ffff" style:text-align-source="fix" style:repeat-content="false"/>
      <style:paragraph-properties fo:text-align="end" fo:margin-left="0in"/>
      <style:text-properties fo:color="#ff0000" style:font-name="WenQuanYi Micro Hei"/>
    </style:style>
    <style:style style:name="ce52" style:family="table-cell" style:parent-style-name="Default">
      <style:table-cell-properties fo:background-color="#00b8ff" style:text-align-source="fix" style:repeat-content="false"/>
      <style:paragraph-properties fo:text-align="end" fo:margin-left="0in"/>
      <style:text-properties fo:color="#ff0000" style:font-name="WenQuanYi Micro Hei"/>
    </style:style>
    <style:style style:name="ce53" style:family="table-cell" style:parent-style-name="Default">
      <style:table-cell-properties fo:background-color="#0099ff" style:text-align-source="fix" style:repeat-content="false"/>
      <style:paragraph-properties fo:text-align="end" fo:margin-left="0in"/>
      <style:text-properties fo:color="#ff0000" style:font-name="WenQuanYi Micro Hei"/>
    </style:style>
    <style:style style:name="ce54" style:family="table-cell" style:parent-style-name="Default">
      <style:table-cell-properties fo:background-color="#00ffff" style:text-align-source="fix" style:repeat-content="false"/>
      <style:paragraph-properties fo:text-align="end" fo:margin-left="0in"/>
      <style:text-properties fo:color="#008080" style:font-name="WenQuanYi Micro Hei"/>
    </style:style>
    <style:style style:name="ce55" style:family="table-cell" style:parent-style-name="Default">
      <style:table-cell-properties fo:background-color="#0099ff" style:text-align-source="fix" style:repeat-content="false"/>
      <style:paragraph-properties fo:text-align="end" fo:margin-left="0in"/>
      <style:text-properties fo:color="#008080" style:font-name="WenQuanYi Micro Hei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008080" style:font-name="WenQuanYi Micro Hei"/>
    </style:style>
    <style:style style:name="ce57" style:family="table-cell" style:parent-style-name="Default">
      <style:table-cell-properties fo:background-color="#00ffff" style:text-align-source="fix" style:repeat-content="false"/>
      <style:paragraph-properties fo:text-align="end" fo:margin-left="0in"/>
      <style:text-properties fo:color="#ff00ff" style:font-name="WenQuanYi Micro Hei"/>
    </style:style>
    <style:style style:name="ce58" style:family="table-cell" style:parent-style-name="Default">
      <style:table-cell-properties fo:background-color="#0099ff" style:text-align-source="fix" style:repeat-content="false"/>
      <style:paragraph-properties fo:text-align="end" fo:margin-left="0in"/>
      <style:text-properties fo:color="#ff00ff" style:font-name="WenQuanYi Micro Hei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WenQuanYi Micro Hei" fo:font-size="10pt" style:font-size-asian="10pt" style:font-size-complex="10pt"/>
    </style:style>
    <style:style style:name="ce60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in"/>
      <style:text-properties fo:color="#008000" style:font-name="WenQuanYi Micro Hei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WenQuanYi Micro Hei" fo:font-size="10pt" style:font-size-asian="10pt" style:font-size-complex="10pt"/>
    </style:style>
    <style:style style:name="ce62" style:family="table-cell" style:parent-style-name="Default">
      <style:table-cell-properties fo:background-color="#23ff23" style:text-align-source="fix" style:repeat-content="false"/>
      <style:paragraph-properties fo:text-align="end" fo:margin-left="0in"/>
      <style:text-properties fo:color="#ff0000" style:font-name="WenQuanYi Micro Hei"/>
    </style:style>
    <style:style style:name="ce63" style:family="table-cell" style:parent-style-name="Default">
      <style:table-cell-properties fo:background-color="#ffcc99" style:text-align-source="fix" style:repeat-content="false"/>
      <style:paragraph-properties fo:text-align="end" fo:margin-left="0in"/>
      <style:text-properties fo:color="#ff0000" style:font-name="WenQuanYi Micro Hei"/>
    </style:style>
    <style:style style:name="ce64" style:family="table-cell" style:parent-style-name="Default">
      <style:table-cell-properties fo:background-color="#23ff23" style:text-align-source="fix" style:repeat-content="false"/>
      <style:paragraph-properties fo:text-align="end" fo:margin-left="0in"/>
      <style:text-properties fo:color="#008080" style:font-name="WenQuanYi Micro Hei"/>
    </style:style>
    <style:style style:name="ce65" style:family="table-cell" style:parent-style-name="Default">
      <style:table-cell-properties fo:background-color="#ffcc99" style:text-align-source="fix" style:repeat-content="false"/>
      <style:paragraph-properties fo:text-align="end" fo:margin-left="0in"/>
      <style:text-properties fo:color="#008080" style:font-name="WenQuanYi Micro Hei"/>
    </style:style>
    <style:style style:name="ce66" style:family="table-cell" style:parent-style-name="Default">
      <style:table-cell-properties fo:background-color="#23ff23" style:text-align-source="fix" style:repeat-content="false"/>
      <style:paragraph-properties fo:text-align="end" fo:margin-left="0in"/>
      <style:text-properties fo:color="#ff00ff" style:font-name="WenQuanYi Micro Hei"/>
    </style:style>
    <style:style style:name="ce67" style:family="table-cell" style:parent-style-name="Default">
      <style:table-cell-properties fo:background-color="#ffcc99" style:text-align-source="fix" style:repeat-content="false"/>
      <style:paragraph-properties fo:text-align="end" fo:margin-left="0in"/>
      <style:text-properties fo:color="#ff00ff" style:font-name="WenQuanYi Micro Hei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文泉驛微米黑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color="#0000ff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50">
      <style:table-cell-properties style:text-align-source="fix" style:repeat-content="false" fo:wrap-option="wrap"/>
      <style:paragraph-properties fo:text-align="end" fo:margin-left="0in"/>
      <style:text-properties fo:color="#0000ff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color="#ff0000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33cc66" style:text-align-source="fix" style:repeat-content="false" fo:wrap-option="wrap"/>
      <style:paragraph-properties fo:text-align="end" fo:margin-left="0in"/>
      <style:text-properties fo:color="#ff0000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8080" style:text-align-source="fix" style:repeat-content="false" fo:wrap-option="wrap"/>
      <style:paragraph-properties fo:text-align="end" fo:margin-left="0in"/>
      <style:text-properties fo:color="#ff0000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33cc66" style:text-align-source="fix" style:repeat-content="false" fo:wrap-option="wrap"/>
      <style:paragraph-properties fo:text-align="end" fo:margin-left="0in"/>
      <style:text-properties fo:color="#008080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8080" style:text-align-source="fix" style:repeat-content="false" fo:wrap-option="wrap"/>
      <style:paragraph-properties fo:text-align="end" fo:margin-left="0in"/>
      <style:text-properties fo:color="#008080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33cc66" style:text-align-source="fix" style:repeat-content="false" fo:wrap-option="wrap"/>
      <style:paragraph-properties fo:text-align="end" fo:margin-left="0in"/>
      <style:text-properties fo:color="#ff00ff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8080" style:text-align-source="fix" style:repeat-content="false" fo:wrap-option="wrap"/>
      <style:paragraph-properties fo:text-align="end" fo:margin-left="0in"/>
      <style:text-properties fo:color="#ff00ff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60">
      <style:table-cell-properties fo:background-color="#ff8080" style:text-align-source="fix" style:repeat-content="false" fo:wrap-option="wrap"/>
      <style:paragraph-properties fo:text-align="end" fo:margin-left="0in"/>
      <style:text-properties fo:color="#ff00ff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in"/>
      <style:text-properties fo:color="#ff0000" style:text-outline="false" style:text-line-through-style="none" style:text-line-through-type="none" style:font-name="WenQuanYi Micro 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文泉驛微米黑"/>
    </style:style>
    <style:style style:name="ce81" style:family="table-cell" style:parent-style-name="Default">
      <style:text-properties style:font-name="文泉驛微米黑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文泉驛微米黑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84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color="#ff0000" style:font-name="WenQuanYi Micro Hei"/>
    </style:style>
    <style:style style:name="ce85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color="#008080" style:font-name="WenQuanYi Micro Hei"/>
    </style:style>
    <style:style style:name="ce86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color="#ff00ff" style:font-name="WenQuanYi Micro Hei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00ff" style:font-name="WenQuanYi Micro Hei"/>
    </style:style>
    <style:style style:name="ce88" style:family="table-cell" style:parent-style-name="Default">
      <style:table-cell-properties fo:background-color="transparent"/>
      <style:text-properties fo:color="#008080"/>
    </style:style>
  </office:automatic-styles>
  <office:body>
    <office:spreadsheet>
      <table:table table:name="bcm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7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1008" table:default-cell-style-name="ce7"/>
        <table:table-row table:style-name="ro1">
          <table:table-cell table:style-name="ce1" office:value-type="string" calcext:value-type="string">
            <text:p>current(nA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1008"/>
        </table:table-row>
        <table:table-row table:style-name="ro2">
          <table:table-cell table:style-name="ce1" office:value-type="string" calcext:value-type="string">
            <text:p>energy(MeV)</text:p>
          </table:table-cell>
          <table:table-cell table:style-name="ce1" office:value-type="float" office:value="2252.94" calcext:value-type="float">
            <text:p>2252.94</text:p>
          </table:table-cell>
          <table:table-cell table:style-name="ce1" office:value-type="float" office:value="2253.13" calcext:value-type="float">
            <text:p>2253.13</text:p>
          </table:table-cell>
          <table:table-cell table:number-columns-repeated="2" table:style-name="ce27" office:value-type="float" office:value="2252.94" calcext:value-type="float">
            <text:p>2252.94</text:p>
          </table:table-cell>
          <table:table-cell table:number-columns-repeated="2" table:style-name="ce1" office:value-type="float" office:value="2252.94" calcext:value-type="float">
            <text:p>2252.94</text:p>
          </table:table-cell>
          <table:table-cell table:style-name="ce1" office:value-type="float" office:value="1712.19" calcext:value-type="float">
            <text:p>1712.19</text:p>
          </table:table-cell>
          <table:table-cell table:style-name="ce1" office:value-type="float" office:value="1708.35" calcext:value-type="float">
            <text:p>1708.35</text:p>
          </table:table-cell>
          <table:table-cell table:number-columns-repeated="2" table:style-name="ce1" office:value-type="float" office:value="1156.7" calcext:value-type="float">
            <text:p>1156.7</text:p>
          </table:table-cell>
          <table:table-cell table:style-name="ce69" office:value-type="float" office:value="2253.65" calcext:value-type="float">
            <text:p>2253.65</text:p>
          </table:table-cell>
          <table:table-cell table:style-name="ce1" office:value-type="float" office:value="2253.34" calcext:value-type="float">
            <text:p>2253.34</text:p>
          </table:table-cell>
          <table:table-cell table:style-name="ce1" office:value-type="float" office:value="2253.37" calcext:value-type="float">
            <text:p>2253.37</text:p>
          </table:table-cell>
          <table:table-cell table:style-name="ce1" office:value-type="float" office:value="2252.94" calcext:value-type="float">
            <text:p>2252.94</text:p>
          </table:table-cell>
          <table:table-cell table:style-name="ce1" office:value-type="float" office:value="3352.4" calcext:value-type="float">
            <text:p>3352.4</text:p>
          </table:table-cell>
          <table:table-cell table:style-name="ce1" table:number-columns-repeated="1008"/>
        </table:table-row>
        <table:table-row table:style-name="ro2">
          <table:table-cell table:style-name="ce1" office:value-type="string" calcext:value-type="string">
            <text:p>time</text:p>
          </table:table-cell>
          <table:table-cell table:style-name="ce15" office:value-type="date" office:date-value="2012-03-03T13:16:00" calcext:value-type="date">
            <text:p>03/03/12 01:16 PM</text:p>
          </table:table-cell>
          <table:table-cell table:style-name="ce15" office:value-type="date" office:date-value="2012-03-03T21:30:00" calcext:value-type="date">
            <text:p>03/03/12 09:30 PM</text:p>
          </table:table-cell>
          <table:table-cell table:style-name="ce15" office:value-type="date" office:date-value="2012-03-13T16:00:00" calcext:value-type="date">
            <text:p>03/13/12 04:00 PM</text:p>
          </table:table-cell>
          <table:table-cell table:style-name="ce15" office:value-type="date" office:date-value="2012-03-16T22:15:00" calcext:value-type="date">
            <text:p>03/16/12 10:15 PM</text:p>
          </table:table-cell>
          <table:table-cell table:style-name="ce15" office:value-type="date" office:date-value="2012-03-29T00:21:00" calcext:value-type="date">
            <text:p>03/29/12 12:21 AM</text:p>
          </table:table-cell>
          <table:table-cell table:style-name="ce15" office:value-type="date" office:date-value="2012-04-07T15:00:00" calcext:value-type="date">
            <text:p>04/07/12 03:00 PM</text:p>
          </table:table-cell>
          <table:table-cell table:style-name="ce15" office:value-type="date" office:date-value="2012-04-10T08:09:00" calcext:value-type="date">
            <text:p>04/10/12 08:09 AM</text:p>
          </table:table-cell>
          <table:table-cell table:style-name="ce15" office:value-type="date" office:date-value="2012-04-14T19:07:00" calcext:value-type="date">
            <text:p>04/14/12 07:07 PM</text:p>
          </table:table-cell>
          <table:table-cell table:style-name="ce15" office:value-type="date" office:date-value="2012-04-25T02:38:00" calcext:value-type="date">
            <text:p>04/25/12 02:38 AM</text:p>
          </table:table-cell>
          <table:table-cell table:style-name="ce15" office:value-type="date" office:date-value="2012-04-28T10:15:00" calcext:value-type="date">
            <text:p>04/28/12 10:15 AM</text:p>
          </table:table-cell>
          <table:table-cell table:style-name="ce70" office:value-type="date" office:date-value="2012-05-06T14:43:00" calcext:value-type="date">
            <text:p>05/06/12 02:43 PM</text:p>
          </table:table-cell>
          <table:table-cell table:style-name="ce15" office:value-type="date" office:date-value="2012-05-11T18:26:00" calcext:value-type="date">
            <text:p>05/11/12 06:26 PM</text:p>
          </table:table-cell>
          <table:table-cell table:style-name="ce15" office:value-type="date" office:date-value="2012-05-12T17:48:00" calcext:value-type="date">
            <text:p>05/12/12 05:48 PM</text:p>
          </table:table-cell>
          <table:table-cell table:style-name="ce15" office:value-type="date" office:date-value="2012-05-13T14:59:00" calcext:value-type="date">
            <text:p>05/13/12 02:59 PM</text:p>
          </table:table-cell>
          <table:table-cell table:style-name="ce15" office:value-type="date" office:date-value="2012-05-16T23:41:00" calcext:value-type="date">
            <text:p>05/16/12 11:41 PM</text:p>
          </table:table-cell>
          <table:table-cell table:style-name="ce1" table:number-columns-repeated="1008"/>
        </table:table-row>
        <table:table-row table:style-name="ro3">
          <table:table-cell table:style-name="ce2" office:value-type="string" calcext:value-type="string">
            <text:p>Avail period</text:p>
          </table:table-cell>
          <table:table-cell table:style-name="ce2" office:value-type="string" calcext:value-type="string">
            <text:p>need to check</text:p>
          </table:table-cell>
          <table:table-cell table:style-name="ce2" office:value-type="string" calcext:value-type="string">
            <text:p>Start~3.10 13:25</text:p>
          </table:table-cell>
          <table:table-cell table:number-columns-repeated="2" table:style-name="ce28" office:value-type="string" calcext:value-type="string">
            <text:p>3.10 13:33~3.17 10:00</text:p>
          </table:table-cell>
          <table:table-cell table:style-name="ce2" office:value-type="string" calcext:value-type="string">
            <text:p>3.27 21:00~4.2 14:00</text:p>
          </table:table-cell>
          <table:table-cell table:style-name="ce2" office:value-type="string" calcext:value-type="string">
            <text:p>4.2 18:00~4.9 9:00</text:p>
          </table:table-cell>
          <table:table-cell table:number-columns-repeated="2" table:style-name="ce2" office:value-type="string" calcext:value-type="string">
            <text:p>4.10 0:00~4.19 8:00</text:p>
          </table:table-cell>
          <table:table-cell table:number-columns-repeated="2" table:style-name="ce2" office:value-type="string" calcext:value-type="string">
            <text:p>4.20 4:00~5.2 8:00</text:p>
          </table:table-cell>
          <table:table-cell table:number-columns-repeated="3" table:style-name="ce71" office:value-type="string" calcext:value-type="string">
            <text:p>5.2 21:00~5.13 1:00</text:p>
          </table:table-cell>
          <table:table-cell table:style-name="ce2" office:value-type="string" calcext:value-type="string">
            <text:p>5.13 1:00~5.14 8:00</text:p>
          </table:table-cell>
          <table:table-cell table:style-name="ce2" office:value-type="string" calcext:value-type="string">
            <text:p>5.14 15:00~end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run avail(left sis3800 up)</text:p>
          </table:table-cell>
          <table:table-cell table:style-name="ce2" office:value-type="string" calcext:value-type="string">
            <text:p>need to check</text:p>
          </table:table-cell>
          <table:table-cell table:style-name="ce19" office:value-type="string" calcext:value-type="string">
            <text:p>Start~3051</text:p>
          </table:table-cell>
          <table:table-cell table:number-columns-repeated="2" table:style-name="ce29" office:value-type="string" calcext:value-type="string">
            <text:p>3052~3295</text:p>
          </table:table-cell>
          <table:table-cell table:style-name="ce6" office:value-type="string" calcext:value-type="string">
            <text:p>broken</text:p>
          </table:table-cell>
          <table:table-cell table:number-columns-repeated="3" table:style-name="ce51" office:value-type="string" calcext:value-type="string">
            <text:p>3660~4695</text:p>
          </table:table-cell>
          <table:table-cell table:number-columns-repeated="2" table:style-name="ce62" office:value-type="string" calcext:value-type="string">
            <text:p>4698~5440</text:p>
          </table:table-cell>
          <table:table-cell table:number-columns-repeated="3" table:style-name="ce72" office:value-type="string" calcext:value-type="string">
            <text:p>5485~6100</text:p>
          </table:table-cell>
          <table:table-cell table:style-name="ce84" office:value-type="string" calcext:value-type="string">
            <text:p>5485~6100</text:p>
          </table:table-cell>
          <table:table-cell table:style-name="ce62" office:value-type="string" calcext:value-type="string">
            <text:p>6101~end</text:p>
          </table:table-cell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run avail(left sis3800 down)</text:p>
          </table:table-cell>
          <table:table-cell table:style-name="ce2" office:value-type="string" calcext:value-type="string">
            <text:p>need to check</text:p>
          </table:table-cell>
          <table:table-cell table:style-name="ce20" office:value-type="string" calcext:value-type="string">
            <text:p>Start~3051</text:p>
          </table:table-cell>
          <table:table-cell table:number-columns-repeated="2" table:style-name="ce30" office:value-type="string" calcext:value-type="string">
            <text:p>3052~3634</text:p>
          </table:table-cell>
          <table:table-cell table:style-name="ce43" office:value-type="string" calcext:value-type="string">
            <text:p>3052~3634</text:p>
          </table:table-cell>
          <table:table-cell table:number-columns-repeated="3" table:style-name="ce52" office:value-type="string" calcext:value-type="string">
            <text:p>3636~4695</text:p>
          </table:table-cell>
          <table:table-cell table:number-columns-repeated="2" table:style-name="ce63" office:value-type="string" calcext:value-type="string">
            <text:p>4698~5440</text:p>
          </table:table-cell>
          <table:table-cell table:number-columns-repeated="3" table:style-name="ce73" office:value-type="string" calcext:value-type="string">
            <text:p>5485~6043</text:p>
          </table:table-cell>
          <table:table-cell table:style-name="ce6" office:value-type="string" calcext:value-type="string">
            <text:p>broken</text:p>
          </table:table-cell>
          <table:table-cell table:style-name="ce63" office:value-type="string" calcext:value-type="string">
            <text:p>6101~end(NR)</text:p>
          </table:table-cell>
          <table:table-cell table:style-name="ce3" table:number-columns-repeated="1008"/>
        </table:table-row>
        <table:table-row table:style-name="ro4">
          <table:table-cell table:style-name="ce3" office:value-type="string" calcext:value-type="string">
            <text:p>run avail(left sis3801 up)</text:p>
          </table:table-cell>
          <table:table-cell table:style-name="ce2" office:value-type="string" calcext:value-type="string">
            <text:p>need to check</text:p>
          </table:table-cell>
          <table:table-cell table:style-name="ce19" office:value-type="string" calcext:value-type="string">
            <text:p>Start~3051</text:p>
          </table:table-cell>
          <table:table-cell table:number-columns-repeated="2" table:style-name="ce29" office:value-type="string" calcext:value-type="string">
            <text:p>3052~3295</text:p>
          </table:table-cell>
          <table:table-cell table:style-name="ce6" office:value-type="string" calcext:value-type="string">
            <text:p>broken</text:p>
          </table:table-cell>
          <table:table-cell table:number-columns-repeated="3" table:style-name="ce51" office:value-type="string" calcext:value-type="string">
            <text:p>3660~4695</text:p>
          </table:table-cell>
          <table:table-cell table:number-columns-repeated="2" table:style-name="ce62" office:value-type="string" calcext:value-type="string">
            <text:p>4698~5440</text:p>
          </table:table-cell>
          <table:table-cell table:number-columns-repeated="3" table:style-name="ce72" office:value-type="string" calcext:value-type="string">
            <text:p>5485~6100</text:p>
          </table:table-cell>
          <table:table-cell table:style-name="ce84" office:value-type="string" calcext:value-type="string">
            <text:p>5485~6100</text:p>
          </table:table-cell>
          <table:table-cell table:style-name="ce62" office:value-type="string" calcext:value-type="string">
            <text:p>6101~end</text:p>
          </table:table-cell>
          <table:table-cell table:style-name="ce3" table:number-columns-repeated="1008"/>
        </table:table-row>
        <table:table-row table:style-name="ro2">
          <table:table-cell table:style-name="ce3" office:value-type="string" calcext:value-type="string">
            <text:p>run avail(left sis3801 down)</text:p>
          </table:table-cell>
          <table:table-cell table:style-name="ce2" office:value-type="string" calcext:value-type="string">
            <text:p>need to check</text:p>
          </table:table-cell>
          <table:table-cell table:style-name="ce20" office:value-type="string" calcext:value-type="string">
            <text:p>Start~3051</text:p>
          </table:table-cell>
          <table:table-cell table:number-columns-repeated="2" table:style-name="ce30" office:value-type="string" calcext:value-type="string">
            <text:p>3052~3634</text:p>
          </table:table-cell>
          <table:table-cell table:style-name="ce43" office:value-type="string" calcext:value-type="string">
            <text:p>3052~3634</text:p>
          </table:table-cell>
          <table:table-cell table:number-columns-repeated="3" table:style-name="ce52" office:value-type="string" calcext:value-type="string">
            <text:p>3636~4695</text:p>
          </table:table-cell>
          <table:table-cell table:number-columns-repeated="2" table:style-name="ce63" office:value-type="string" calcext:value-type="string">
            <text:p>4698~5440</text:p>
          </table:table-cell>
          <table:table-cell table:number-columns-repeated="3" table:style-name="ce73" office:value-type="string" calcext:value-type="string">
            <text:p>5485~6043</text:p>
          </table:table-cell>
          <table:table-cell table:style-name="ce6" office:value-type="string" calcext:value-type="string">
            <text:p>broken</text:p>
          </table:table-cell>
          <table:table-cell table:style-name="ce63" office:value-type="string" calcext:value-type="string">
            <text:p>6101~end(NR)</text:p>
          </table:table-cell>
          <table:table-cell table:style-name="ce3" table:number-columns-repeated="1008"/>
        </table:table-row>
        <table:table-row table:style-name="ro4">
          <table:table-cell table:style-name="ce3" office:value-type="string" calcext:value-type="string">
            <text:p>run avail(left happex up)</text:p>
          </table:table-cell>
          <table:table-cell table:style-name="ce2" office:value-type="string" calcext:value-type="string">
            <text:p>need to check</text:p>
          </table:table-cell>
          <table:table-cell table:style-name="ce19" office:value-type="string" calcext:value-type="string">
            <text:p>Start~3051</text:p>
          </table:table-cell>
          <table:table-cell table:number-columns-repeated="2" table:style-name="ce29" office:value-type="string" calcext:value-type="string">
            <text:p>use behind</text:p>
          </table:table-cell>
          <table:table-cell table:style-name="ce44" office:value-type="string" calcext:value-type="string">
            <text:p>3073~3634</text:p>
          </table:table-cell>
          <table:table-cell table:style-name="ce51" office:value-type="string" calcext:value-type="string">
            <text:p>3636~4695</text:p>
          </table:table-cell>
          <table:table-cell table:number-columns-repeated="2" table:style-name="ce51" office:value-type="string" calcext:value-type="string">
            <text:p>use ahead</text:p>
          </table:table-cell>
          <table:table-cell table:number-columns-repeated="2" table:style-name="ce62" office:value-type="string" calcext:value-type="string">
            <text:p>4698~5440</text:p>
          </table:table-cell>
          <table:table-cell table:number-columns-repeated="3" table:style-name="ce72" office:value-type="string" calcext:value-type="string">
            <text:p>5485~6100</text:p>
          </table:table-cell>
          <table:table-cell table:style-name="ce84" office:value-type="string" calcext:value-type="string">
            <text:p>5485~6100</text:p>
          </table:table-cell>
          <table:table-cell table:style-name="ce62" office:value-type="string" calcext:value-type="string">
            <text:p>6101~end</text:p>
          </table:table-cell>
          <table:table-cell table:style-name="ce3" table:number-columns-repeated="1008"/>
        </table:table-row>
        <table:table-row table:style-name="ro4">
          <table:table-cell table:style-name="ce3" office:value-type="string" calcext:value-type="string">
            <text:p>run avail(left happex down)</text:p>
          </table:table-cell>
          <table:table-cell table:style-name="ce2" office:value-type="string" calcext:value-type="string">
            <text:p>need to check</text:p>
          </table:table-cell>
          <table:table-cell table:style-name="ce20" office:value-type="string" calcext:value-type="string">
            <text:p>Start~3051</text:p>
          </table:table-cell>
          <table:table-cell table:number-columns-repeated="2" table:style-name="ce30" office:value-type="string" calcext:value-type="string">
            <text:p>use behind</text:p>
          </table:table-cell>
          <table:table-cell table:style-name="ce43" office:value-type="string" calcext:value-type="string">
            <text:p>3073~3634</text:p>
          </table:table-cell>
          <table:table-cell table:style-name="ce53" office:value-type="string" calcext:value-type="string">
            <text:p>3636~4695</text:p>
          </table:table-cell>
          <table:table-cell table:number-columns-repeated="2" table:style-name="ce53" office:value-type="string" calcext:value-type="string">
            <text:p>use ahead</text:p>
          </table:table-cell>
          <table:table-cell table:number-columns-repeated="2" table:style-name="ce63" office:value-type="string" calcext:value-type="string">
            <text:p>4698~5440</text:p>
          </table:table-cell>
          <table:table-cell table:number-columns-repeated="3" table:style-name="ce73" office:value-type="string" calcext:value-type="string">
            <text:p>5485~6043</text:p>
          </table:table-cell>
          <table:table-cell table:style-name="ce6" office:value-type="string" calcext:value-type="string">
            <text:p>broken</text:p>
          </table:table-cell>
          <table:table-cell table:style-name="ce63" office:value-type="string" calcext:value-type="string">
            <text:p>6101~end(NR)</text:p>
          </table:table-cell>
          <table:table-cell table:style-name="ce3" table:number-columns-repeated="1008"/>
        </table:table-row>
        <table:table-row table:style-name="ro4">
          <table:table-cell table:style-name="ce4" office:value-type="string" calcext:value-type="string">
            <text:p>run avail(right sis3800 up)</text:p>
          </table:table-cell>
          <table:table-cell table:style-name="ce4" office:value-type="string" calcext:value-type="string">
            <text:p>need to check</text:p>
          </table:table-cell>
          <table:table-cell table:style-name="ce21" office:value-type="string" calcext:value-type="string">
            <text:p>Start~22130</text:p>
          </table:table-cell>
          <table:table-cell table:number-columns-repeated="2" table:style-name="ce31" office:value-type="string" calcext:value-type="string">
            <text:p>22131~22658</text:p>
          </table:table-cell>
          <table:table-cell table:style-name="ce45" office:value-type="string" calcext:value-type="string">
            <text:p>22131~22658</text:p>
          </table:table-cell>
          <table:table-cell table:style-name="ce54" office:value-type="string" calcext:value-type="string">
            <text:p>22660~22987</text:p>
          </table:table-cell>
          <table:table-cell table:number-columns-repeated="2" table:style-name="ce54" office:value-type="string" calcext:value-type="string">
            <text:p>22600~23618</text:p>
          </table:table-cell>
          <table:table-cell table:number-columns-repeated="2" table:style-name="ce64" office:value-type="string" calcext:value-type="string">
            <text:p>23621~24216</text:p>
          </table:table-cell>
          <table:table-cell table:number-columns-repeated="3" table:style-name="ce74" office:value-type="string" calcext:value-type="string">
            <text:p>24259~24727</text:p>
          </table:table-cell>
          <table:table-cell table:style-name="ce85" office:value-type="string" calcext:value-type="string">
            <text:p>24259~24727</text:p>
          </table:table-cell>
          <table:table-cell table:style-name="ce64" office:value-type="string" calcext:value-type="string">
            <text:p>24728~end</text:p>
          </table:table-cell>
          <table:table-cell table:style-name="ce4" table:number-columns-repeated="1008"/>
        </table:table-row>
        <table:table-row table:style-name="ro2">
          <table:table-cell table:style-name="ce4" office:value-type="string" calcext:value-type="string">
            <text:p>run avail(right sis3800 down)</text:p>
          </table:table-cell>
          <table:table-cell table:style-name="ce4" office:value-type="string" calcext:value-type="string">
            <text:p>need to check</text:p>
          </table:table-cell>
          <table:table-cell table:style-name="ce22" office:value-type="string" calcext:value-type="string">
            <text:p>Start~22130</text:p>
          </table:table-cell>
          <table:table-cell table:number-columns-repeated="2" table:style-name="ce32" office:value-type="string" calcext:value-type="string">
            <text:p>22131~22658</text:p>
          </table:table-cell>
          <table:table-cell table:style-name="ce46" office:value-type="string" calcext:value-type="string">
            <text:p>22131~22658</text:p>
          </table:table-cell>
          <table:table-cell table:style-name="ce55" office:value-type="string" calcext:value-type="string">
            <text:p>22660~22987</text:p>
          </table:table-cell>
          <table:table-cell table:number-columns-repeated="2" table:style-name="ce55" office:value-type="string" calcext:value-type="string">
            <text:p>22600~23618</text:p>
          </table:table-cell>
          <table:table-cell table:number-columns-repeated="2" table:style-name="ce65" office:value-type="string" calcext:value-type="string">
            <text:p>23621~24216</text:p>
          </table:table-cell>
          <table:table-cell table:number-columns-repeated="3" table:style-name="ce75" office:value-type="string" calcext:value-type="string">
            <text:p>24259~24706</text:p>
          </table:table-cell>
          <table:table-cell table:style-name="ce56" office:value-type="string" calcext:value-type="string">
            <text:p>broken</text:p>
          </table:table-cell>
          <table:table-cell table:style-name="ce65" office:value-type="string" calcext:value-type="string">
            <text:p>24728~end(NR)</text:p>
          </table:table-cell>
          <table:table-cell table:style-name="ce4" table:number-columns-repeated="1008"/>
        </table:table-row>
        <table:table-row table:style-name="ro2">
          <table:table-cell table:style-name="ce4" office:value-type="string" calcext:value-type="string">
            <text:p>run avail(right sis3801 up)</text:p>
          </table:table-cell>
          <table:table-cell table:style-name="ce4" office:value-type="string" calcext:value-type="string">
            <text:p>need to check</text:p>
          </table:table-cell>
          <table:table-cell table:style-name="ce21" office:value-type="string" calcext:value-type="string">
            <text:p>Start~22130</text:p>
          </table:table-cell>
          <table:table-cell table:number-columns-repeated="2" table:style-name="ce31" office:value-type="string" calcext:value-type="string">
            <text:p>22131~22658</text:p>
          </table:table-cell>
          <table:table-cell table:style-name="ce45" office:value-type="string" calcext:value-type="string">
            <text:p>22131~22658</text:p>
          </table:table-cell>
          <table:table-cell table:style-name="ce56" office:value-type="string" calcext:value-type="string">
            <text:p>broken</text:p>
          </table:table-cell>
          <table:table-cell table:number-columns-repeated="2" table:style-name="ce54" office:value-type="string" calcext:value-type="string">
            <text:p>23075~23618</text:p>
          </table:table-cell>
          <table:table-cell table:number-columns-repeated="2" table:style-name="ce64" office:value-type="string" calcext:value-type="string">
            <text:p>23621~24216</text:p>
          </table:table-cell>
          <table:table-cell table:number-columns-repeated="3" table:style-name="ce74" office:value-type="string" calcext:value-type="string">
            <text:p>24259~24727</text:p>
          </table:table-cell>
          <table:table-cell table:style-name="ce85" office:value-type="string" calcext:value-type="string">
            <text:p>24259~24727</text:p>
          </table:table-cell>
          <table:table-cell table:style-name="ce64" office:value-type="string" calcext:value-type="string">
            <text:p>24728~end</text:p>
          </table:table-cell>
          <table:table-cell table:style-name="ce4" table:number-columns-repeated="1008"/>
        </table:table-row>
        <table:table-row table:style-name="ro2">
          <table:table-cell table:style-name="ce4" office:value-type="string" calcext:value-type="string">
            <text:p>run avail(right sis3801 down)</text:p>
          </table:table-cell>
          <table:table-cell table:style-name="ce4" office:value-type="string" calcext:value-type="string">
            <text:p>need to check</text:p>
          </table:table-cell>
          <table:table-cell table:style-name="ce22" office:value-type="string" calcext:value-type="string">
            <text:p>Start~22130</text:p>
          </table:table-cell>
          <table:table-cell table:number-columns-repeated="2" table:style-name="ce32" office:value-type="string" calcext:value-type="string">
            <text:p>22131~22658</text:p>
          </table:table-cell>
          <table:table-cell table:style-name="ce46" office:value-type="string" calcext:value-type="string">
            <text:p>22131~22658</text:p>
          </table:table-cell>
          <table:table-cell table:style-name="ce56" office:value-type="string" calcext:value-type="string">
            <text:p>broken</text:p>
          </table:table-cell>
          <table:table-cell table:number-columns-repeated="2" table:style-name="ce55" office:value-type="string" calcext:value-type="string">
            <text:p>23075~23618</text:p>
          </table:table-cell>
          <table:table-cell table:number-columns-repeated="2" table:style-name="ce65" office:value-type="string" calcext:value-type="string">
            <text:p>23621~24216</text:p>
          </table:table-cell>
          <table:table-cell table:number-columns-repeated="3" table:style-name="ce75" office:value-type="string" calcext:value-type="string">
            <text:p>24259~24706</text:p>
          </table:table-cell>
          <table:table-cell table:style-name="ce56" office:value-type="string" calcext:value-type="string">
            <text:p>broken</text:p>
          </table:table-cell>
          <table:table-cell table:style-name="ce65" office:value-type="string" calcext:value-type="string">
            <text:p>24728~end(NR)</text:p>
          </table:table-cell>
          <table:table-cell table:style-name="ce4" table:number-columns-repeated="1008"/>
        </table:table-row>
        <table:table-row table:style-name="ro2">
          <table:table-cell table:style-name="ce4" office:value-type="string" calcext:value-type="string">
            <text:p>run avail(right happex up)</text:p>
          </table:table-cell>
          <table:table-cell table:style-name="ce4" office:value-type="string" calcext:value-type="string">
            <text:p>need to check</text:p>
          </table:table-cell>
          <table:table-cell table:style-name="ce21" office:value-type="string" calcext:value-type="string">
            <text:p>Start~22130</text:p>
          </table:table-cell>
          <table:table-cell table:number-columns-repeated="2" table:style-name="ce31" office:value-type="string" calcext:value-type="string">
            <text:p>use behind</text:p>
          </table:table-cell>
          <table:table-cell table:style-name="ce45" office:value-type="string" calcext:value-type="string">
            <text:p>22158~22658</text:p>
          </table:table-cell>
          <table:table-cell table:style-name="ce54" office:value-type="string" calcext:value-type="string">
            <text:p>22660~23618</text:p>
          </table:table-cell>
          <table:table-cell table:number-columns-repeated="2" table:style-name="ce54" office:value-type="string" calcext:value-type="string">
            <text:p>use ahead</text:p>
          </table:table-cell>
          <table:table-cell table:number-columns-repeated="2" table:style-name="ce64" office:value-type="string" calcext:value-type="string">
            <text:p>23621~24216</text:p>
          </table:table-cell>
          <table:table-cell table:number-columns-repeated="3" table:style-name="ce74" office:value-type="string" calcext:value-type="string">
            <text:p>24259~24727</text:p>
          </table:table-cell>
          <table:table-cell table:style-name="ce85" office:value-type="string" calcext:value-type="string">
            <text:p>24259~24727</text:p>
          </table:table-cell>
          <table:table-cell table:style-name="ce64" office:value-type="string" calcext:value-type="string">
            <text:p>24728~end</text:p>
          </table:table-cell>
          <table:table-cell table:style-name="ce4" table:number-columns-repeated="1008"/>
        </table:table-row>
        <table:table-row table:style-name="ro2">
          <table:table-cell table:style-name="ce4" office:value-type="string" calcext:value-type="string">
            <text:p>run avail(right happex down)</text:p>
          </table:table-cell>
          <table:table-cell table:style-name="ce4" office:value-type="string" calcext:value-type="string">
            <text:p>need to check</text:p>
          </table:table-cell>
          <table:table-cell table:style-name="ce22" office:value-type="string" calcext:value-type="string">
            <text:p>Start~22130</text:p>
          </table:table-cell>
          <table:table-cell table:number-columns-repeated="2" table:style-name="ce32" office:value-type="string" calcext:value-type="string">
            <text:p>use behind</text:p>
          </table:table-cell>
          <table:table-cell table:style-name="ce46" office:value-type="string" calcext:value-type="string">
            <text:p>22158~22658</text:p>
          </table:table-cell>
          <table:table-cell table:style-name="ce55" office:value-type="string" calcext:value-type="string">
            <text:p>22660~23618</text:p>
          </table:table-cell>
          <table:table-cell table:number-columns-repeated="2" table:style-name="ce55" office:value-type="string" calcext:value-type="string">
            <text:p>use ahead</text:p>
          </table:table-cell>
          <table:table-cell table:number-columns-repeated="2" table:style-name="ce65" office:value-type="string" calcext:value-type="string">
            <text:p>23621~24216</text:p>
          </table:table-cell>
          <table:table-cell table:number-columns-repeated="3" table:style-name="ce75" office:value-type="string" calcext:value-type="string">
            <text:p>24259~24706</text:p>
          </table:table-cell>
          <table:table-cell table:style-name="ce56" office:value-type="string" calcext:value-type="string">
            <text:p>broken</text:p>
          </table:table-cell>
          <table:table-cell table:style-name="ce65" office:value-type="string" calcext:value-type="string">
            <text:p>24728~end(NR)</text:p>
          </table:table-cell>
          <table:table-cell table:style-name="ce88" table:number-columns-repeated="1008"/>
        </table:table-row>
        <table:table-row table:style-name="ro2">
          <table:table-cell table:style-name="ce5" office:value-type="string" calcext:value-type="string">
            <text:p>run avail(third sis3800 up)</text:p>
          </table:table-cell>
          <table:table-cell table:number-columns-repeated="2" table:style-name="ce5" office:value-type="string" calcext:value-type="string">
            <text:p>need to check</text:p>
          </table:table-cell>
          <table:table-cell table:number-columns-repeated="2" table:style-name="ce33" office:value-type="string" calcext:value-type="string">
            <text:p>40296~40668</text:p>
          </table:table-cell>
          <table:table-cell table:style-name="ce47" office:value-type="string" calcext:value-type="string">
            <text:p>40296~40668</text:p>
          </table:table-cell>
          <table:table-cell table:number-columns-repeated="3" table:style-name="ce57" office:value-type="string" calcext:value-type="string">
            <text:p>40670~41419</text:p>
          </table:table-cell>
          <table:table-cell table:number-columns-repeated="2" table:style-name="ce66" office:value-type="string" calcext:value-type="string">
            <text:p>41420~41915</text:p>
          </table:table-cell>
          <table:table-cell table:number-columns-repeated="3" table:style-name="ce76" office:value-type="string" calcext:value-type="string">
            <text:p>41922~42052</text:p>
          </table:table-cell>
          <table:table-cell table:style-name="ce86" office:value-type="string" calcext:value-type="string">
            <text:p>41922~42052</text:p>
          </table:table-cell>
          <table:table-cell table:style-name="ce66" office:value-type="string" calcext:value-type="string">
            <text:p>42053~end</text:p>
          </table:table-cell>
          <table:table-cell table:style-name="ce5" table:number-columns-repeated="1008"/>
        </table:table-row>
        <table:table-row table:style-name="ro2">
          <table:table-cell table:style-name="ce5" office:value-type="string" calcext:value-type="string">
            <text:p>run avail(third sis3800 down)</text:p>
          </table:table-cell>
          <table:table-cell table:number-columns-repeated="2" table:style-name="ce5" office:value-type="string" calcext:value-type="string">
            <text:p>need to check</text:p>
          </table:table-cell>
          <table:table-cell table:number-columns-repeated="2" table:style-name="ce34" office:value-type="string" calcext:value-type="string">
            <text:p>broken</text:p>
          </table:table-cell>
          <table:table-cell table:style-name="ce48" office:value-type="string" calcext:value-type="string">
            <text:p>40465~40668</text:p>
          </table:table-cell>
          <table:table-cell table:number-columns-repeated="3" table:style-name="ce58" office:value-type="string" calcext:value-type="string">
            <text:p>40670~41419</text:p>
          </table:table-cell>
          <table:table-cell table:number-columns-repeated="2" table:style-name="ce67" office:value-type="string" calcext:value-type="string">
            <text:p>41420~41915</text:p>
          </table:table-cell>
          <table:table-cell table:number-columns-repeated="3" table:style-name="ce77" office:value-type="string" calcext:value-type="string">
            <text:p>41922~42017</text:p>
          </table:table-cell>
          <table:table-cell table:style-name="ce87" office:value-type="string" calcext:value-type="string">
            <text:p>broken</text:p>
          </table:table-cell>
          <table:table-cell table:style-name="ce67" office:value-type="string" calcext:value-type="string">
            <text:p>42053~end(NR)</text:p>
          </table:table-cell>
          <table:table-cell table:style-name="ce5" table:number-columns-repeated="1008"/>
        </table:table-row>
        <table:table-row table:style-name="ro2">
          <table:table-cell table:style-name="ce5" office:value-type="string" calcext:value-type="string">
            <text:p>run avail(third sis3801 up)</text:p>
          </table:table-cell>
          <table:table-cell table:number-columns-repeated="2" table:style-name="ce5" office:value-type="string" calcext:value-type="string">
            <text:p>need to check</text:p>
          </table:table-cell>
          <table:table-cell table:number-columns-repeated="2" table:style-name="ce33" office:value-type="string" calcext:value-type="string">
            <text:p>40296~40668</text:p>
          </table:table-cell>
          <table:table-cell table:style-name="ce47" office:value-type="string" calcext:value-type="string">
            <text:p>40296~40668</text:p>
          </table:table-cell>
          <table:table-cell table:number-columns-repeated="3" table:style-name="ce57" office:value-type="string" calcext:value-type="string">
            <text:p>40670~41419</text:p>
          </table:table-cell>
          <table:table-cell table:number-columns-repeated="2" table:style-name="ce66" office:value-type="string" calcext:value-type="string">
            <text:p>41420~41915</text:p>
          </table:table-cell>
          <table:table-cell table:number-columns-repeated="2" table:style-name="ce76" office:value-type="string" calcext:value-type="string">
            <text:p>41922~42052</text:p>
          </table:table-cell>
          <table:table-cell table:style-name="ce76" office:value-type="string" calcext:value-type="string">
            <text:p>need to check</text:p>
          </table:table-cell>
          <table:table-cell table:style-name="ce86" office:value-type="string" calcext:value-type="string">
            <text:p>41922~42052</text:p>
          </table:table-cell>
          <table:table-cell table:style-name="ce66" office:value-type="string" calcext:value-type="string">
            <text:p>42053~end</text:p>
          </table:table-cell>
          <table:table-cell table:style-name="ce5" table:number-columns-repeated="1008"/>
        </table:table-row>
        <table:table-row table:style-name="ro2">
          <table:table-cell table:style-name="ce5" office:value-type="string" calcext:value-type="string">
            <text:p>run avail(third sis3801 down)</text:p>
          </table:table-cell>
          <table:table-cell table:number-columns-repeated="2" table:style-name="ce5" office:value-type="string" calcext:value-type="string">
            <text:p>need to check</text:p>
          </table:table-cell>
          <table:table-cell table:number-columns-repeated="2" table:style-name="ce34" office:value-type="string" calcext:value-type="string">
            <text:p>broken</text:p>
          </table:table-cell>
          <table:table-cell table:style-name="ce48" office:value-type="string" calcext:value-type="string">
            <text:p>40465~40668</text:p>
          </table:table-cell>
          <table:table-cell table:number-columns-repeated="3" table:style-name="ce58" office:value-type="string" calcext:value-type="string">
            <text:p>40670~41419</text:p>
          </table:table-cell>
          <table:table-cell table:number-columns-repeated="2" table:style-name="ce67" office:value-type="string" calcext:value-type="string">
            <text:p>41420~41915</text:p>
          </table:table-cell>
          <table:table-cell table:style-name="ce78" office:value-type="string" calcext:value-type="string">
            <text:p>41922~42017</text:p>
          </table:table-cell>
          <table:table-cell table:style-name="ce77" office:value-type="string" calcext:value-type="string">
            <text:p>41922~42017</text:p>
          </table:table-cell>
          <table:table-cell table:style-name="ce77" office:value-type="string" calcext:value-type="string">
            <text:p>need to check</text:p>
          </table:table-cell>
          <table:table-cell table:style-name="ce87" office:value-type="string" calcext:value-type="string">
            <text:p>broken</text:p>
          </table:table-cell>
          <table:table-cell table:style-name="ce67" office:value-type="string" calcext:value-type="string">
            <text:p>42053~end(NR)</text:p>
          </table:table-cell>
          <table:table-cell table:style-name="ce5" table:number-columns-repeated="1008"/>
        </table:table-row>
        <table:table-row table:style-name="ro1">
          <table:table-cell table:style-name="ce6" table:number-columns-repeated="3"/>
          <table:table-cell table:style-name="ce35" table:number-columns-repeated="2"/>
          <table:table-cell table:style-name="ce6" table:number-columns-repeated="6"/>
          <table:table-cell table:style-name="ce79"/>
          <table:table-cell table:style-name="ce6" table:number-columns-repeated="4"/>
          <table:table-cell table:style-name="ce9" table:number-columns-repeated="1008"/>
        </table:table-row>
        <table:table-row table:style-name="ro1">
          <table:table-cell office:value-type="string" calcext:value-type="string">
            <text:p>runnumber</text:p>
          </table:table-cell>
          <table:table-cell office:value-type="float" office:value="2649" calcext:value-type="float">
            <text:p>2649</text:p>
          </table:table-cell>
          <table:table-cell office:value-type="float" office:value="2665" calcext:value-type="float">
            <text:p>2665</text:p>
          </table:table-cell>
          <table:table-cell table:style-name="ce36" office:value-type="float" office:value="3149" calcext:value-type="float">
            <text:p>3149</text:p>
          </table:table-cell>
          <table:table-cell table:style-name="ce36" office:value-type="float" office:value="3254" calcext:value-type="float">
            <text:p>3254</text:p>
          </table:table-cell>
          <table:table-cell office:value-type="float" office:value="3437" calcext:value-type="float">
            <text:p>3437</text:p>
          </table:table-cell>
          <table:table-cell office:value-type="float" office:value="3856" calcext:value-type="float">
            <text:p>3856</text:p>
          </table:table-cell>
          <table:table-cell office:value-type="float" office:value="4088" calcext:value-type="float">
            <text:p>4088</text:p>
          </table:table-cell>
          <table:table-cell office:value-type="float" office:value="4405" calcext:value-type="float">
            <text:p>4405</text:p>
          </table:table-cell>
          <table:table-cell office:value-type="float" office:value="5015" calcext:value-type="float">
            <text:p>5015</text:p>
          </table:table-cell>
          <table:table-cell office:value-type="float" office:value="5214" calcext:value-type="float">
            <text:p>5214</text:p>
          </table:table-cell>
          <table:table-cell office:value-type="float" office:value="5751" calcext:value-type="float">
            <text:p>5751</text:p>
          </table:table-cell>
          <table:table-cell office:value-type="float" office:value="5986" calcext:value-type="float">
            <text:p>5986</text:p>
          </table:table-cell>
          <table:table-cell office:value-type="float" office:value="6035" calcext:value-type="float">
            <text:p>6035</text:p>
          </table:table-cell>
          <table:table-cell office:value-type="float" office:value="6062" calcext:value-type="float">
            <text:p>6062</text:p>
          </table:table-cell>
          <table:table-cell office:value-type="float" office:value="6174" calcext:value-type="float">
            <text:p>61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s3800 upslope(slowclk) </text:p>
          </table:table-cell>
          <table:table-cell table:style-name="ce16" office:value-type="string" calcext:value-type="string">
            <text:p>1.31441e-06</text:p>
          </table:table-cell>
          <table:table-cell table:style-name="ce23" office:value-type="string" calcext:value-type="string">
            <text:p>1.37309e-06</text:p>
          </table:table-cell>
          <table:table-cell table:style-name="ce37" office:value-type="string" calcext:value-type="string">
            <text:p>3.32775e-07</text:p>
          </table:table-cell>
          <table:table-cell table:style-name="ce37" office:value-type="float" office:value="0.000000334603" calcext:value-type="float">
            <text:p>3.34603E-07</text:p>
          </table:table-cell>
          <table:table-cell table:style-name="ce49" office:value-type="string" calcext:value-type="string">
            <text:p>2.30692e-07</text:p>
          </table:table-cell>
          <table:table-cell table:style-name="ce23" office:value-type="float" office:value="0.000000322991" calcext:value-type="float">
            <text:p>3.22991E-07</text:p>
          </table:table-cell>
          <table:table-cell table:style-name="ce23" office:value-type="float" office:value="0.000000319668" calcext:value-type="float">
            <text:p>3.19668E-07</text:p>
          </table:table-cell>
          <table:table-cell table:style-name="ce23" office:value-type="float" office:value="0.000000323814" calcext:value-type="float">
            <text:p>3.23814E-07</text:p>
          </table:table-cell>
          <table:table-cell table:style-name="ce23" office:value-type="float" office:value="0.000000355483" calcext:value-type="float">
            <text:p>3.55483E-07</text:p>
          </table:table-cell>
          <table:table-cell table:style-name="ce23" office:value-type="float" office:value="0.000000353225" calcext:value-type="float">
            <text:p>3.53225E-07</text:p>
          </table:table-cell>
          <table:table-cell table:style-name="ce23" office:value-type="float" office:value="0.000000348943" calcext:value-type="float">
            <text:p>3.48943E-07</text:p>
          </table:table-cell>
          <table:table-cell table:style-name="ce23" office:value-type="float" office:value="0.000000349032" calcext:value-type="float">
            <text:p>3.49032E-07</text:p>
          </table:table-cell>
          <table:table-cell table:style-name="ce23" office:value-type="float" office:value="0.00000034759" calcext:value-type="float">
            <text:p>3.47590E-07</text:p>
          </table:table-cell>
          <table:table-cell table:style-name="ce23" office:value-type="float" office:value="0.000000350492" calcext:value-type="float">
            <text:p>3.50492E-07</text:p>
          </table:table-cell>
          <table:table-cell table:style-name="ce23" office:value-type="string" calcext:value-type="string">
            <text:p>3.55051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Sis3800 upped(slowclk)</text:p>
          </table:table-cell>
          <table:table-cell office:value-type="float" office:value="5.11005" calcext:value-type="float">
            <text:p>5.11005</text:p>
          </table:table-cell>
          <table:table-cell table:style-name="ce24" office:value-type="float" office:value="5.24344" calcext:value-type="float">
            <text:p>5.24344E+00</text:p>
          </table:table-cell>
          <table:table-cell table:style-name="ce24" office:value-type="float" office:value="2.04717" calcext:value-type="float">
            <text:p>2.04717E+00</text:p>
          </table:table-cell>
          <table:table-cell table:style-name="ce24" office:value-type="float" office:value="2.01363" calcext:value-type="float">
            <text:p>2.01363E+00</text:p>
          </table:table-cell>
          <table:table-cell table:style-name="ce26" office:value-type="float" office:value="2.40785" calcext:value-type="float">
            <text:p>2.40785E+00</text:p>
          </table:table-cell>
          <table:table-cell table:style-name="ce24" office:value-type="float" office:value="2.01757" calcext:value-type="float">
            <text:p>2.01757E+00</text:p>
          </table:table-cell>
          <table:table-cell table:style-name="ce24" office:value-type="float" office:value="2.02148" calcext:value-type="float">
            <text:p>2.02148E+00</text:p>
          </table:table-cell>
          <table:table-cell table:style-name="ce24" office:value-type="float" office:value="2.02217" calcext:value-type="float">
            <text:p>2.02217E+00</text:p>
          </table:table-cell>
          <table:table-cell table:style-name="ce24" office:value-type="float" office:value="1.99755" calcext:value-type="float">
            <text:p>1.99755E+00</text:p>
          </table:table-cell>
          <table:table-cell table:style-name="ce24" office:value-type="float" office:value="2.03317" calcext:value-type="float">
            <text:p>2.03317E+00</text:p>
          </table:table-cell>
          <table:table-cell table:style-name="ce24" office:value-type="float" office:value="2.00619" calcext:value-type="float">
            <text:p>2.00619E+00</text:p>
          </table:table-cell>
          <table:table-cell table:style-name="ce24" office:value-type="float" office:value="2.01442" calcext:value-type="float">
            <text:p>2.01442E+00</text:p>
          </table:table-cell>
          <table:table-cell table:style-name="ce24" office:value-type="float" office:value="2.01317" calcext:value-type="float">
            <text:p>2.01317E+00</text:p>
          </table:table-cell>
          <table:table-cell table:style-name="ce24" office:value-type="float" office:value="2.01224" calcext:value-type="float">
            <text:p>2.01224E+00</text:p>
          </table:table-cell>
          <table:table-cell table:style-name="ce24" office:value-type="float" office:value="2.00844" calcext:value-type="float">
            <text:p>2.00844E+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/>
          <table:table-cell table:style-name="ce24" office:value-type="string" calcext:value-type="string">
            <text:p><text:s text:c="93"/></text:p>
          </table:table-cell>
          <table:table-cell table:style-name="ce24" table:number-columns-repeated="3"/>
          <table:table-cell table:style-name="ce60"/>
          <table:table-cell table:style-name="ce24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<text:s/>Sis3800 downslope(slowclk) </text:p>
          </table:table-cell>
          <table:table-cell table:style-name="ce16" office:value-type="string" calcext:value-type="string">
            <text:p>1.26282e-06</text:p>
          </table:table-cell>
          <table:table-cell table:style-name="ce23" office:value-type="string" calcext:value-type="string">
            <text:p>1.30711e-06</text:p>
          </table:table-cell>
          <table:table-cell table:style-name="ce37" office:value-type="string" calcext:value-type="string">
            <text:p>2.58036e-07</text:p>
          </table:table-cell>
          <table:table-cell table:style-name="ce37" office:value-type="float" office:value="0.000000257738" calcext:value-type="float">
            <text:p>2.57738E-07</text:p>
          </table:table-cell>
          <table:table-cell table:style-name="ce37" office:value-type="string" calcext:value-type="string">
            <text:p>2.56379e-07</text:p>
          </table:table-cell>
          <table:table-cell table:style-name="ce23" office:value-type="float" office:value="0.000000249656" calcext:value-type="float">
            <text:p>2.49656E-07</text:p>
          </table:table-cell>
          <table:table-cell table:style-name="ce23" office:value-type="float" office:value="0.000000247684" calcext:value-type="float">
            <text:p>2.47684E-07</text:p>
          </table:table-cell>
          <table:table-cell table:style-name="ce23" office:value-type="float" office:value="0.000000248227" calcext:value-type="float">
            <text:p>2.48227E-07</text:p>
          </table:table-cell>
          <table:table-cell table:style-name="ce23" office:value-type="float" office:value="0.000000258163" calcext:value-type="float">
            <text:p>2.58163E-07</text:p>
          </table:table-cell>
          <table:table-cell table:style-name="ce23" office:value-type="float" office:value="0.000000257395" calcext:value-type="float">
            <text:p>2.57395E-07</text:p>
          </table:table-cell>
          <table:table-cell table:style-name="ce23" office:value-type="float" office:value="0.000000254841" calcext:value-type="float">
            <text:p>2.54841E-07</text:p>
          </table:table-cell>
          <table:table-cell table:style-name="ce23" office:value-type="float" office:value="0.000000254925" calcext:value-type="float">
            <text:p>2.54925E-07</text:p>
          </table:table-cell>
          <table:table-cell table:style-name="ce23" office:value-type="float" office:value="0.000000253945" calcext:value-type="float">
            <text:p>2.53945E-07</text:p>
          </table:table-cell>
          <table:table-cell table:style-name="ce25" office:value-type="float" office:value="0.00000196575" calcext:value-type="float">
            <text:p>1.96575E-06</text:p>
          </table:table-cell>
          <table:table-cell table:style-name="ce23" office:value-type="string" calcext:value-type="string">
            <text:p>2.57619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Sis3800 downped(slowclk)</text:p>
          </table:table-cell>
          <table:table-cell office:value-type="float" office:value="6.83063" calcext:value-type="float">
            <text:p>6.83063</text:p>
          </table:table-cell>
          <table:table-cell table:style-name="ce24" office:value-type="float" office:value="6.91734" calcext:value-type="float">
            <text:p>6.91734E+00</text:p>
          </table:table-cell>
          <table:table-cell table:style-name="ce24" office:value-type="float" office:value="2.76818" calcext:value-type="float">
            <text:p>2.76818E+00</text:p>
          </table:table-cell>
          <table:table-cell table:style-name="ce24" office:value-type="float" office:value="2.736" calcext:value-type="float">
            <text:p>2.73600E+00</text:p>
          </table:table-cell>
          <table:table-cell table:style-name="ce24" office:value-type="float" office:value="2.58978" calcext:value-type="float">
            <text:p>2.58978E+00</text:p>
          </table:table-cell>
          <table:table-cell table:style-name="ce24" office:value-type="float" office:value="2.73382" calcext:value-type="float">
            <text:p>2.73382E+00</text:p>
          </table:table-cell>
          <table:table-cell table:style-name="ce24" office:value-type="float" office:value="2.73704" calcext:value-type="float">
            <text:p>2.73704E+00</text:p>
          </table:table-cell>
          <table:table-cell table:style-name="ce24" office:value-type="float" office:value="2.74181" calcext:value-type="float">
            <text:p>2.74181E+00</text:p>
          </table:table-cell>
          <table:table-cell table:style-name="ce24" office:value-type="float" office:value="2.71992" calcext:value-type="float">
            <text:p>2.71992E+00</text:p>
          </table:table-cell>
          <table:table-cell table:style-name="ce24" office:value-type="float" office:value="2.756" calcext:value-type="float">
            <text:p>2.75600E+00</text:p>
          </table:table-cell>
          <table:table-cell table:style-name="ce24" office:value-type="float" office:value="2.74454" calcext:value-type="float">
            <text:p>2.74454E+00</text:p>
          </table:table-cell>
          <table:table-cell table:style-name="ce24" office:value-type="float" office:value="2.72054" calcext:value-type="float">
            <text:p>2.72054E+00</text:p>
          </table:table-cell>
          <table:table-cell table:style-name="ce24" office:value-type="float" office:value="2.71869" calcext:value-type="float">
            <text:p>2.71869E+00</text:p>
          </table:table-cell>
          <table:table-cell table:style-name="ce25" office:value-type="float" office:value="2.71795" calcext:value-type="float">
            <text:p>2.71795E+00</text:p>
          </table:table-cell>
          <table:table-cell table:style-name="ce24" office:value-type="float" office:value="2.73275" calcext:value-type="float">
            <text:p>2.73275E+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/>
          <table:table-cell table:style-name="ce24" office:value-type="string" calcext:value-type="string">
            <text:p><text:s text:c="93"/></text:p>
          </table:table-cell>
          <table:table-cell table:style-name="ce24" table:number-columns-repeated="9"/>
          <table:table-cell table:style-name="ce25"/>
          <table:table-cell table:style-name="ce24"/>
          <table:table-cell table:number-columns-repeated="1008"/>
        </table:table-row>
        <table:table-row table:style-name="ro1">
          <table:table-cell office:value-type="string" calcext:value-type="string">
            <text:p><text:s/>Sis3800 upslope(fstclk) </text:p>
          </table:table-cell>
          <table:table-cell table:style-name="ce16" office:value-type="string" calcext:value-type="string">
            <text:p>1.31382e-06</text:p>
          </table:table-cell>
          <table:table-cell table:style-name="ce23" office:value-type="string" calcext:value-type="string">
            <text:p>1.37346e-06</text:p>
          </table:table-cell>
          <table:table-cell table:style-name="ce37" office:value-type="string" calcext:value-type="string">
            <text:p>3.32774e-07</text:p>
          </table:table-cell>
          <table:table-cell table:style-name="ce37" office:value-type="float" office:value="0.000000334604" calcext:value-type="float">
            <text:p>3.34604E-07</text:p>
          </table:table-cell>
          <table:table-cell table:style-name="ce50" office:value-type="string" calcext:value-type="string">
            <text:p>2.30693e-07</text:p>
          </table:table-cell>
          <table:table-cell table:style-name="ce23" office:value-type="float" office:value="0.00000032299" calcext:value-type="float">
            <text:p>3.22990E-07</text:p>
          </table:table-cell>
          <table:table-cell table:style-name="ce23" office:value-type="float" office:value="0.000000319669" calcext:value-type="float">
            <text:p>3.19669E-07</text:p>
          </table:table-cell>
          <table:table-cell table:style-name="ce23" office:value-type="float" office:value="0.000000323815" calcext:value-type="float">
            <text:p>3.23815E-07</text:p>
          </table:table-cell>
          <table:table-cell table:style-name="ce23" office:value-type="float" office:value="0.000000355483" calcext:value-type="float">
            <text:p>3.55483E-07</text:p>
          </table:table-cell>
          <table:table-cell table:style-name="ce23" office:value-type="float" office:value="0.000000353221" calcext:value-type="float">
            <text:p>3.53221E-07</text:p>
          </table:table-cell>
          <table:table-cell table:style-name="ce23" office:value-type="float" office:value="0.000000348942" calcext:value-type="float">
            <text:p>3.48942E-07</text:p>
          </table:table-cell>
          <table:table-cell table:style-name="ce23" office:value-type="float" office:value="0.000000349036" calcext:value-type="float">
            <text:p>3.49036E-07</text:p>
          </table:table-cell>
          <table:table-cell table:style-name="ce23" office:value-type="float" office:value="0.000000347589" calcext:value-type="float">
            <text:p>3.47589E-07</text:p>
          </table:table-cell>
          <table:table-cell table:style-name="ce23" office:value-type="float" office:value="0.00000035049" calcext:value-type="float">
            <text:p>3.50490E-07</text:p>
          </table:table-cell>
          <table:table-cell table:style-name="ce23" office:value-type="string" calcext:value-type="string">
            <text:p>3.55056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s3800 upped(fstclk)</text:p>
          </table:table-cell>
          <table:table-cell office:value-type="float" office:value="0.0503363" calcext:value-type="float">
            <text:p>0.0503363</text:p>
          </table:table-cell>
          <table:table-cell table:style-name="ce24" office:value-type="float" office:value="0.0517426" calcext:value-type="float">
            <text:p>5.17426E-02</text:p>
          </table:table-cell>
          <table:table-cell table:style-name="ce24" office:value-type="float" office:value="0.0201725" calcext:value-type="float">
            <text:p>2.01725E-02</text:p>
          </table:table-cell>
          <table:table-cell table:style-name="ce24" office:value-type="float" office:value="0.0198515" calcext:value-type="float">
            <text:p>1.98515E-02</text:p>
          </table:table-cell>
          <table:table-cell table:style-name="ce26" office:value-type="float" office:value="0.0237558" calcext:value-type="float">
            <text:p>2.37558E-02</text:p>
          </table:table-cell>
          <table:table-cell table:style-name="ce24" office:value-type="float" office:value="0.0198845" calcext:value-type="float">
            <text:p>1.98845E-02</text:p>
          </table:table-cell>
          <table:table-cell table:style-name="ce24" office:value-type="float" office:value="0.0199247" calcext:value-type="float">
            <text:p>1.99247E-02</text:p>
          </table:table-cell>
          <table:table-cell table:style-name="ce24" office:value-type="float" office:value="0.0199301" calcext:value-type="float">
            <text:p>1.99301E-02</text:p>
          </table:table-cell>
          <table:table-cell table:style-name="ce24" office:value-type="float" office:value="0.0196837" calcext:value-type="float">
            <text:p>1.96837E-02</text:p>
          </table:table-cell>
          <table:table-cell table:style-name="ce24" office:value-type="float" office:value="0.0200331" calcext:value-type="float">
            <text:p>2.00331E-02</text:p>
          </table:table-cell>
          <table:table-cell table:style-name="ce24" office:value-type="float" office:value="0.0197694" calcext:value-type="float">
            <text:p>1.97694E-02</text:p>
          </table:table-cell>
          <table:table-cell table:style-name="ce24" office:value-type="float" office:value="0.0198566" calcext:value-type="float">
            <text:p>1.98566E-02</text:p>
          </table:table-cell>
          <table:table-cell table:style-name="ce24" office:value-type="float" office:value="0.0198398" calcext:value-type="float">
            <text:p>1.98398E-02</text:p>
          </table:table-cell>
          <table:table-cell table:style-name="ce24" office:value-type="float" office:value="0.0198255" calcext:value-type="float">
            <text:p>1.98255E-02</text:p>
          </table:table-cell>
          <table:table-cell table:style-name="ce24" office:value-type="float" office:value="0.019797" calcext:value-type="float">
            <text:p>1.97970E-0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/>
          <table:table-cell table:style-name="ce24" office:value-type="string" calcext:value-type="string">
            <text:p><text:s text:c="93"/></text:p>
          </table:table-cell>
          <table:table-cell table:style-name="ce24" table:number-columns-repeated="11"/>
          <table:table-cell table:number-columns-repeated="1008"/>
        </table:table-row>
        <table:table-row table:style-name="ro1">
          <table:table-cell office:value-type="string" calcext:value-type="string">
            <text:p>Sis3800 downslope(fstclk) </text:p>
          </table:table-cell>
          <table:table-cell table:style-name="ce16" office:value-type="string" calcext:value-type="string">
            <text:p>1.2623e-06</text:p>
          </table:table-cell>
          <table:table-cell table:style-name="ce23" office:value-type="string" calcext:value-type="string">
            <text:p>1.30736e-06</text:p>
          </table:table-cell>
          <table:table-cell table:style-name="ce37" office:value-type="string" calcext:value-type="string">
            <text:p>2.58035e-07</text:p>
          </table:table-cell>
          <table:table-cell table:style-name="ce37" office:value-type="float" office:value="0.000000257739" calcext:value-type="float">
            <text:p>2.57739E-07</text:p>
          </table:table-cell>
          <table:table-cell table:style-name="ce37" office:value-type="string" calcext:value-type="string">
            <text:p>2.5638e-07</text:p>
          </table:table-cell>
          <table:table-cell table:style-name="ce23" office:value-type="float" office:value="0.000000249655" calcext:value-type="float">
            <text:p>2.49655E-07</text:p>
          </table:table-cell>
          <table:table-cell table:style-name="ce23" office:value-type="float" office:value="0.000000247685" calcext:value-type="float">
            <text:p>2.47685E-07</text:p>
          </table:table-cell>
          <table:table-cell table:style-name="ce23" office:value-type="float" office:value="0.000000248228" calcext:value-type="float">
            <text:p>2.48228E-07</text:p>
          </table:table-cell>
          <table:table-cell table:style-name="ce23" office:value-type="float" office:value="0.000000258163" calcext:value-type="float">
            <text:p>2.58163E-07</text:p>
          </table:table-cell>
          <table:table-cell table:style-name="ce23" office:value-type="float" office:value="0.000000257392" calcext:value-type="float">
            <text:p>2.57392E-07</text:p>
          </table:table-cell>
          <table:table-cell table:style-name="ce23" office:value-type="float" office:value="0.000000254841" calcext:value-type="float">
            <text:p>2.54841E-07</text:p>
          </table:table-cell>
          <table:table-cell table:style-name="ce23" office:value-type="float" office:value="0.000000254928" calcext:value-type="float">
            <text:p>2.54928E-07</text:p>
          </table:table-cell>
          <table:table-cell table:style-name="ce23" office:value-type="float" office:value="0.000000253944" calcext:value-type="float">
            <text:p>2.53944E-07</text:p>
          </table:table-cell>
          <table:table-cell table:style-name="ce25" office:value-type="float" office:value="0.00000196567" calcext:value-type="float">
            <text:p>1.96567E-06</text:p>
          </table:table-cell>
          <table:table-cell table:style-name="ce23" office:value-type="string" calcext:value-type="string">
            <text:p>2.57623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s3800 downped(fstclk)</text:p>
          </table:table-cell>
          <table:table-cell office:value-type="float" office:value="0.0672897" calcext:value-type="float">
            <text:p>0.0672897</text:p>
          </table:table-cell>
          <table:table-cell table:style-name="ce24" office:value-type="float" office:value="0.0682245" calcext:value-type="float">
            <text:p>6.82245E-02</text:p>
          </table:table-cell>
          <table:table-cell table:style-name="ce24" office:value-type="float" office:value="0.0272772" calcext:value-type="float">
            <text:p>2.72772E-02</text:p>
          </table:table-cell>
          <table:table-cell table:style-name="ce24" office:value-type="float" office:value="0.0269731" calcext:value-type="float">
            <text:p>2.69731E-02</text:p>
          </table:table-cell>
          <table:table-cell table:style-name="ce24" office:value-type="float" office:value="0.0255486" calcext:value-type="float">
            <text:p>2.55486E-02</text:p>
          </table:table-cell>
          <table:table-cell table:style-name="ce24" office:value-type="float" office:value="0.0269437" calcext:value-type="float">
            <text:p>2.69437E-02</text:p>
          </table:table-cell>
          <table:table-cell table:style-name="ce24" office:value-type="float" office:value="0.0269776" calcext:value-type="float">
            <text:p>2.69776E-02</text:p>
          </table:table-cell>
          <table:table-cell table:style-name="ce24" office:value-type="float" office:value="0.0270227" calcext:value-type="float">
            <text:p>2.70227E-02</text:p>
          </table:table-cell>
          <table:table-cell table:style-name="ce24" office:value-type="float" office:value="0.0268033" calcext:value-type="float">
            <text:p>2.68033E-02</text:p>
          </table:table-cell>
          <table:table-cell table:style-name="ce24" office:value-type="float" office:value="0.0271552" calcext:value-type="float">
            <text:p>2.71552E-02</text:p>
          </table:table-cell>
          <table:table-cell table:style-name="ce24" office:value-type="float" office:value="0.0270453" calcext:value-type="float">
            <text:p>2.70453E-02</text:p>
          </table:table-cell>
          <table:table-cell table:style-name="ce24" office:value-type="float" office:value="0.0268156" calcext:value-type="float">
            <text:p>2.68156E-02</text:p>
          </table:table-cell>
          <table:table-cell table:style-name="ce24" office:value-type="float" office:value="0.0267923" calcext:value-type="float">
            <text:p>2.67923E-02</text:p>
          </table:table-cell>
          <table:table-cell table:style-name="ce25" office:value-type="float" office:value="0.0267783" calcext:value-type="float">
            <text:p>2.67783E-02</text:p>
          </table:table-cell>
          <table:table-cell table:style-name="ce24" office:value-type="float" office:value="0.0269365" calcext:value-type="float">
            <text:p>2.69365E-0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 table:number-columns-repeated="11"/>
          <table:table-cell table:style-name="ce25"/>
          <table:table-cell table:style-name="ce24"/>
          <table:table-cell table:number-columns-repeated="1008"/>
        </table:table-row>
        <table:table-row table:style-name="ro1">
          <table:table-cell table:style-name="ce8" office:value-type="string" calcext:value-type="string">
            <text:p><text:s/>Sis3801 upslope(fstclk) </text:p>
          </table:table-cell>
          <table:table-cell table:style-name="ce17" office:value-type="string" calcext:value-type="string">
            <text:p>1.4163e-06</text:p>
          </table:table-cell>
          <table:table-cell table:style-name="ce23" office:value-type="string" calcext:value-type="string">
            <text:p>1.47161e-06</text:p>
          </table:table-cell>
          <table:table-cell table:style-name="ce23" office:value-type="string" calcext:value-type="string">
            <text:p>3.65962e-07</text:p>
          </table:table-cell>
          <table:table-cell table:style-name="ce23" office:value-type="string" calcext:value-type="string">
            <text:p>3.58951e-07</text:p>
          </table:table-cell>
          <table:table-cell table:style-name="ce17" office:value-type="string" calcext:value-type="string">
            <text:p>2.4832e-07</text:p>
          </table:table-cell>
          <table:table-cell table:style-name="ce23" office:value-type="string" calcext:value-type="string">
            <text:p>3.46231e-07</text:p>
          </table:table-cell>
          <table:table-cell table:style-name="ce23" office:value-type="string" calcext:value-type="string">
            <text:p>3.42781e-07</text:p>
          </table:table-cell>
          <table:table-cell table:style-name="ce23" office:value-type="string" calcext:value-type="string">
            <text:p>3.4717e-07</text:p>
          </table:table-cell>
          <table:table-cell table:style-name="ce23" office:value-type="string" calcext:value-type="string">
            <text:p>3.81166e-07</text:p>
          </table:table-cell>
          <table:table-cell table:style-name="ce23" office:value-type="string" calcext:value-type="string">
            <text:p>3.78808e-07</text:p>
          </table:table-cell>
          <table:table-cell table:style-name="ce23" office:value-type="string" calcext:value-type="string">
            <text:p>3.7418e-07</text:p>
          </table:table-cell>
          <table:table-cell table:style-name="ce23" office:value-type="string" calcext:value-type="string">
            <text:p>3.74239e-07</text:p>
          </table:table-cell>
          <table:table-cell table:style-name="ce23" office:value-type="string" calcext:value-type="string">
            <text:p>3.72691e-07</text:p>
          </table:table-cell>
          <table:table-cell table:style-name="ce23" office:value-type="string" calcext:value-type="string">
            <text:p>3.75909e-07</text:p>
          </table:table-cell>
          <table:table-cell table:style-name="ce23" office:value-type="string" calcext:value-type="string">
            <text:p>3.80653e-07</text:p>
          </table:table-cell>
          <table:table-cell table:style-name="ce8" table:number-columns-repeated="1008"/>
        </table:table-row>
        <table:table-row table:style-name="ro1">
          <table:table-cell table:style-name="ce8" office:value-type="string" calcext:value-type="string">
            <text:p>Sis3801 upped(fstclk)</text:p>
          </table:table-cell>
          <table:table-cell table:style-name="ce8" office:value-type="float" office:value="0.0504034" calcext:value-type="float">
            <text:p>0.0504034</text:p>
          </table:table-cell>
          <table:table-cell table:style-name="ce24" office:value-type="float" office:value="0.0515461" calcext:value-type="float">
            <text:p>5.15461E-02</text:p>
          </table:table-cell>
          <table:table-cell table:style-name="ce24" office:value-type="float" office:value="0.0309438" calcext:value-type="float">
            <text:p>3.09438E-02</text:p>
          </table:table-cell>
          <table:table-cell table:style-name="ce24" office:value-type="float" office:value="0.0198588" calcext:value-type="float">
            <text:p>1.98588E-02</text:p>
          </table:table-cell>
          <table:table-cell table:style-name="ce26" office:value-type="float" office:value="0.0237232" calcext:value-type="float">
            <text:p>2.37232E-02</text:p>
          </table:table-cell>
          <table:table-cell table:style-name="ce24" office:value-type="float" office:value="0.019888" calcext:value-type="float">
            <text:p>1.98880E-02</text:p>
          </table:table-cell>
          <table:table-cell table:style-name="ce24" office:value-type="float" office:value="0.0199254" calcext:value-type="float">
            <text:p>1.99254E-02</text:p>
          </table:table-cell>
          <table:table-cell table:style-name="ce24" office:value-type="float" office:value="0.019935" calcext:value-type="float">
            <text:p>1.99350E-02</text:p>
          </table:table-cell>
          <table:table-cell table:style-name="ce24" office:value-type="float" office:value="0.0197021" calcext:value-type="float">
            <text:p>1.97021E-02</text:p>
          </table:table-cell>
          <table:table-cell table:style-name="ce24" office:value-type="float" office:value="0.0200361" calcext:value-type="float">
            <text:p>2.00361E-02</text:p>
          </table:table-cell>
          <table:table-cell table:style-name="ce24" office:value-type="float" office:value="0.0197749" calcext:value-type="float">
            <text:p>1.97749E-02</text:p>
          </table:table-cell>
          <table:table-cell table:style-name="ce24" office:value-type="float" office:value="0.0198584" calcext:value-type="float">
            <text:p>1.98584E-02</text:p>
          </table:table-cell>
          <table:table-cell table:style-name="ce24" office:value-type="float" office:value="0.0198459" calcext:value-type="float">
            <text:p>1.98459E-02</text:p>
          </table:table-cell>
          <table:table-cell table:style-name="ce24" office:value-type="float" office:value="0.0198381" calcext:value-type="float">
            <text:p>1.98381E-02</text:p>
          </table:table-cell>
          <table:table-cell table:style-name="ce24" office:value-type="float" office:value="0.0197998" calcext:value-type="float">
            <text:p>1.97998E-02</text:p>
          </table:table-cell>
          <table:table-cell table:style-name="ce8" table:number-columns-repeated="1008"/>
        </table:table-row>
        <table:table-row table:style-name="ro1">
          <table:table-cell table:style-name="ce8" table:number-columns-repeated="2"/>
          <table:table-cell table:style-name="ce26" table:number-columns-repeated="14"/>
          <table:table-cell table:style-name="ce8" table:number-columns-repeated="1008"/>
        </table:table-row>
        <table:table-row table:style-name="ro1">
          <table:table-cell table:style-name="ce8" office:value-type="string" calcext:value-type="string">
            <text:p>Sis3801 downslope(fstclk) </text:p>
          </table:table-cell>
          <table:table-cell table:style-name="ce17" office:value-type="string" calcext:value-type="string">
            <text:p>1.35956e-06</text:p>
          </table:table-cell>
          <table:table-cell table:style-name="ce23" office:value-type="string" calcext:value-type="string">
            <text:p>1.40127e-06</text:p>
          </table:table-cell>
          <table:table-cell table:style-name="ce23" office:value-type="string" calcext:value-type="string">
            <text:p>2.83756e-07</text:p>
          </table:table-cell>
          <table:table-cell table:style-name="ce23" office:value-type="string" calcext:value-type="string">
            <text:p>2.76493e-07</text:p>
          </table:table-cell>
          <table:table-cell table:style-name="ce39" office:value-type="string" calcext:value-type="string">
            <text:p>2.7518e-07</text:p>
          </table:table-cell>
          <table:table-cell table:style-name="ce23" office:value-type="string" calcext:value-type="string">
            <text:p>2.67616e-07</text:p>
          </table:table-cell>
          <table:table-cell table:style-name="ce23" office:value-type="string" calcext:value-type="string">
            <text:p>2.65591e-07</text:p>
          </table:table-cell>
          <table:table-cell table:style-name="ce23" office:value-type="string" calcext:value-type="string">
            <text:p>2.6613e-07</text:p>
          </table:table-cell>
          <table:table-cell table:style-name="ce23" office:value-type="string" calcext:value-type="string">
            <text:p>2.76814e-07</text:p>
          </table:table-cell>
          <table:table-cell table:style-name="ce23" office:value-type="string" calcext:value-type="string">
            <text:p>2.76033e-07</text:p>
          </table:table-cell>
          <table:table-cell table:style-name="ce23" office:value-type="string" calcext:value-type="string">
            <text:p>2.73271e-07</text:p>
          </table:table-cell>
          <table:table-cell table:style-name="ce23" office:value-type="string" calcext:value-type="string">
            <text:p>2.73332e-07</text:p>
          </table:table-cell>
          <table:table-cell table:style-name="ce23" office:value-type="string" calcext:value-type="string">
            <text:p>2.72283e-07</text:p>
          </table:table-cell>
          <table:table-cell table:style-name="ce26" office:value-type="string" calcext:value-type="string">
            <text:p>2.10829e-06</text:p>
          </table:table-cell>
          <table:table-cell table:style-name="ce23" office:value-type="string" calcext:value-type="string">
            <text:p>2.76198e-07</text:p>
          </table:table-cell>
          <table:table-cell table:style-name="ce8" table:number-columns-repeated="1008"/>
        </table:table-row>
        <table:table-row table:style-name="ro1">
          <table:table-cell table:style-name="ce8" office:value-type="string" calcext:value-type="string">
            <text:p>Sis3801 downped(fstclk)</text:p>
          </table:table-cell>
          <table:table-cell table:style-name="ce8" office:value-type="float" office:value="0.0673885" calcext:value-type="float">
            <text:p>0.0673885</text:p>
          </table:table-cell>
          <table:table-cell table:style-name="ce24" office:value-type="float" office:value="0.0681238" calcext:value-type="float">
            <text:p>6.81238E-02</text:p>
          </table:table-cell>
          <table:table-cell table:style-name="ce24" office:value-type="float" office:value="0.0411454" calcext:value-type="float">
            <text:p>4.11454E-02</text:p>
          </table:table-cell>
          <table:table-cell table:style-name="ce24" office:value-type="float" office:value="0.0269735" calcext:value-type="float">
            <text:p>2.69735E-02</text:p>
          </table:table-cell>
          <table:table-cell table:style-name="ce24" office:value-type="float" office:value="0.0255914" calcext:value-type="float">
            <text:p>2.55914E-02</text:p>
          </table:table-cell>
          <table:table-cell table:style-name="ce24" office:value-type="float" office:value="0.0269484" calcext:value-type="float">
            <text:p>2.69484E-02</text:p>
          </table:table-cell>
          <table:table-cell table:style-name="ce24" office:value-type="float" office:value="0.0269789" calcext:value-type="float">
            <text:p>2.69789E-02</text:p>
          </table:table-cell>
          <table:table-cell table:style-name="ce24" office:value-type="float" office:value="0.0270306" calcext:value-type="float">
            <text:p>2.70306E-02</text:p>
          </table:table-cell>
          <table:table-cell table:style-name="ce24" office:value-type="float" office:value="0.0268191" calcext:value-type="float">
            <text:p>2.68191E-02</text:p>
          </table:table-cell>
          <table:table-cell table:style-name="ce24" office:value-type="float" office:value="0.0271594" calcext:value-type="float">
            <text:p>2.71594E-02</text:p>
          </table:table-cell>
          <table:table-cell table:style-name="ce24" office:value-type="float" office:value="0.0270443" calcext:value-type="float">
            <text:p>2.70443E-02</text:p>
          </table:table-cell>
          <table:table-cell table:style-name="ce24" office:value-type="float" office:value="0.0268168" calcext:value-type="float">
            <text:p>2.68168E-02</text:p>
          </table:table-cell>
          <table:table-cell table:style-name="ce24" office:value-type="float" office:value="0.0267972" calcext:value-type="float">
            <text:p>2.67972E-02</text:p>
          </table:table-cell>
          <table:table-cell table:style-name="ce26" office:value-type="float" office:value="0.0268024" calcext:value-type="float">
            <text:p>2.68024E-02</text:p>
          </table:table-cell>
          <table:table-cell table:style-name="ce24" office:value-type="float" office:value="0.026943" calcext:value-type="float">
            <text:p>2.69430E-02</text:p>
          </table:table-cell>
          <table:table-cell table:style-name="ce8"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 table:number-columns-repeated="11"/>
          <table:table-cell table:style-name="ce25"/>
          <table:table-cell table:style-name="ce24"/>
          <table:table-cell table:number-columns-repeated="1008"/>
        </table:table-row>
        <table:table-row table:style-name="ro1">
          <table:table-cell office:value-type="string" calcext:value-type="string">
            <text:p>Happex upslope</text:p>
          </table:table-cell>
          <table:table-cell table:number-columns-repeated="2" table:style-name="ce18" office:value-type="string" calcext:value-type="string">
            <text:p>need to check</text:p>
          </table:table-cell>
          <table:table-cell table:number-columns-repeated="2" table:style-name="ce23" office:value-type="string" calcext:value-type="string">
            <text:p>use behind</text:p>
          </table:table-cell>
          <table:table-cell table:style-name="ce39" office:value-type="string" calcext:value-type="string">
            <text:p>9.76018e-07</text:p>
          </table:table-cell>
          <table:table-cell table:style-name="ce23" office:value-type="float" office:value="0.000000944277" calcext:value-type="float">
            <text:p>9.44277E-07</text:p>
          </table:table-cell>
          <table:table-cell table:number-columns-repeated="2" table:style-name="ce23" office:value-type="string" calcext:value-type="string">
            <text:p>use ahead</text:p>
          </table:table-cell>
          <table:table-cell table:style-name="ce23" office:value-type="float" office:value="0.00000104042" calcext:value-type="float">
            <text:p>1.04042E-06</text:p>
          </table:table-cell>
          <table:table-cell table:style-name="ce23" office:value-type="float" office:value="0.00000103394" calcext:value-type="float">
            <text:p>1.03394E-06</text:p>
          </table:table-cell>
          <table:table-cell table:style-name="ce23" office:value-type="float" office:value="0.00000102106" calcext:value-type="float">
            <text:p>1.02106E-06</text:p>
          </table:table-cell>
          <table:table-cell table:style-name="ce23" office:value-type="float" office:value="0.00000102102" calcext:value-type="float">
            <text:p>1.02102E-06</text:p>
          </table:table-cell>
          <table:table-cell table:style-name="ce23" office:value-type="float" office:value="0.00000101675" calcext:value-type="float">
            <text:p>1.01675E-06</text:p>
          </table:table-cell>
          <table:table-cell table:style-name="ce23" office:value-type="float" office:value="0.00000102575" calcext:value-type="float">
            <text:p>1.02575E-06</text:p>
          </table:table-cell>
          <table:table-cell table:style-name="ce23" office:value-type="string" calcext:value-type="string">
            <text:p>1.03841e-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ppex upped</text:p>
          </table:table-cell>
          <table:table-cell table:number-columns-repeated="2" table:style-name="ce18" office:value-type="string" calcext:value-type="string">
            <text:p>need to check</text:p>
          </table:table-cell>
          <table:table-cell table:number-columns-repeated="2" table:style-name="ce24" office:value-type="string" calcext:value-type="string">
            <text:p>use behind</text:p>
          </table:table-cell>
          <table:table-cell table:style-name="ce24" office:value-type="float" office:value="747.561" calcext:value-type="float">
            <text:p>7.47561E+02</text:p>
          </table:table-cell>
          <table:table-cell table:style-name="ce24" office:value-type="float" office:value="764.707" calcext:value-type="float">
            <text:p>7.64707E+02</text:p>
          </table:table-cell>
          <table:table-cell table:number-columns-repeated="2" table:style-name="ce24" office:value-type="string" calcext:value-type="string">
            <text:p>use ahead</text:p>
          </table:table-cell>
          <table:table-cell table:style-name="ce24" office:value-type="float" office:value="758.219" calcext:value-type="float">
            <text:p>7.58219E+02</text:p>
          </table:table-cell>
          <table:table-cell table:style-name="ce24" office:value-type="float" office:value="774.628" calcext:value-type="float">
            <text:p>7.74628E+02</text:p>
          </table:table-cell>
          <table:table-cell table:style-name="ce24" office:value-type="float" office:value="763.704" calcext:value-type="float">
            <text:p>7.63704E+02</text:p>
          </table:table-cell>
          <table:table-cell table:style-name="ce24" office:value-type="float" office:value="766.377" calcext:value-type="float">
            <text:p>7.66377E+02</text:p>
          </table:table-cell>
          <table:table-cell table:style-name="ce24" office:value-type="float" office:value="766.642" calcext:value-type="float">
            <text:p>7.66642E+02</text:p>
          </table:table-cell>
          <table:table-cell table:style-name="ce24" office:value-type="float" office:value="765.561" calcext:value-type="float">
            <text:p>7.65561E+02</text:p>
          </table:table-cell>
          <table:table-cell table:style-name="ce24" office:value-type="float" office:value="760.94" calcext:value-type="float">
            <text:p>7.60940E+0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 table:number-columns-repeated="4"/>
          <table:table-cell table:style-name="ce24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Happex downslope</text:p>
          </table:table-cell>
          <table:table-cell table:number-columns-repeated="2" table:style-name="ce18" office:value-type="string" calcext:value-type="string">
            <text:p>need to check</text:p>
          </table:table-cell>
          <table:table-cell table:number-columns-repeated="2" table:style-name="ce23" office:value-type="string" calcext:value-type="string">
            <text:p>use behind</text:p>
          </table:table-cell>
          <table:table-cell table:style-name="ce39" office:value-type="string" calcext:value-type="string">
            <text:p>7.81678e-07</text:p>
          </table:table-cell>
          <table:table-cell table:style-name="ce23" office:value-type="float" office:value="0.000000759977" calcext:value-type="float">
            <text:p>7.59977E-07</text:p>
          </table:table-cell>
          <table:table-cell table:number-columns-repeated="2" table:style-name="ce23" office:value-type="string" calcext:value-type="string">
            <text:p>use ahead</text:p>
          </table:table-cell>
          <table:table-cell table:style-name="ce23" office:value-type="float" office:value="0.00000078615" calcext:value-type="float">
            <text:p>7.86150E-07</text:p>
          </table:table-cell>
          <table:table-cell table:style-name="ce23" office:value-type="float" office:value="0.000000784135" calcext:value-type="float">
            <text:p>7.84135E-07</text:p>
          </table:table-cell>
          <table:table-cell table:style-name="ce23" office:value-type="float" office:value="0.000000776177" calcext:value-type="float">
            <text:p>7.76177E-07</text:p>
          </table:table-cell>
          <table:table-cell table:style-name="ce23" office:value-type="float" office:value="0.000000776257" calcext:value-type="float">
            <text:p>7.76257E-07</text:p>
          </table:table-cell>
          <table:table-cell table:style-name="ce23" office:value-type="float" office:value="0.00000077315" calcext:value-type="float">
            <text:p>7.73150E-07</text:p>
          </table:table-cell>
          <table:table-cell table:style-name="ce25" office:value-type="float" office:value="0.00000597952" calcext:value-type="float">
            <text:p>5.97952E-06</text:p>
          </table:table-cell>
          <table:table-cell table:style-name="ce23" office:value-type="string" calcext:value-type="string">
            <text:p>7.84284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ppex downped</text:p>
          </table:table-cell>
          <table:table-cell table:number-columns-repeated="2" table:style-name="ce18" office:value-type="string" calcext:value-type="string">
            <text:p>need to check</text:p>
          </table:table-cell>
          <table:table-cell table:number-columns-repeated="2" table:style-name="ce24" office:value-type="string" calcext:value-type="string">
            <text:p>use behind</text:p>
          </table:table-cell>
          <table:table-cell table:style-name="ce24" office:value-type="float" office:value="706.877" calcext:value-type="float">
            <text:p>7.06877E+02</text:p>
          </table:table-cell>
          <table:table-cell table:style-name="ce24" office:value-type="float" office:value="727.266" calcext:value-type="float">
            <text:p>7.27266E+02</text:p>
          </table:table-cell>
          <table:table-cell table:number-columns-repeated="2" table:style-name="ce24" office:value-type="string" calcext:value-type="string">
            <text:p>use ahead</text:p>
          </table:table-cell>
          <table:table-cell table:style-name="ce24" office:value-type="float" office:value="725.062" calcext:value-type="float">
            <text:p>7.25062E+02</text:p>
          </table:table-cell>
          <table:table-cell table:style-name="ce24" office:value-type="float" office:value="739.477" calcext:value-type="float">
            <text:p>7.39477E+02</text:p>
          </table:table-cell>
          <table:table-cell table:style-name="ce24" office:value-type="float" office:value="735.583" calcext:value-type="float">
            <text:p>7.35583E+02</text:p>
          </table:table-cell>
          <table:table-cell table:style-name="ce24" office:value-type="float" office:value="726.879" calcext:value-type="float">
            <text:p>7.26879E+02</text:p>
          </table:table-cell>
          <table:table-cell table:style-name="ce24" office:value-type="float" office:value="726.759" calcext:value-type="float">
            <text:p>7.26759E+02</text:p>
          </table:table-cell>
          <table:table-cell table:style-name="ce25" office:value-type="float" office:value="723.959" calcext:value-type="float">
            <text:p>7.23959E+02</text:p>
          </table:table-cell>
          <table:table-cell table:style-name="ce24" office:value-type="float" office:value="729.082" calcext:value-type="float">
            <text:p>7.29082E+02</text:p>
          </table:table-cell>
          <table:table-cell table:number-columns-repeated="1008"/>
        </table:table-row>
        <table:table-row table:style-name="ro1">
          <table:table-cell table:style-name="ce9" table:number-columns-repeated="3"/>
          <table:table-cell table:style-name="ce38" table:number-columns-repeated="3"/>
          <table:table-cell table:style-name="ce9" table:number-columns-repeated="1018"/>
        </table:table-row>
        <table:table-row table:style-name="ro1">
          <table:table-cell office:value-type="string" calcext:value-type="string">
            <text:p>runnumber</text:p>
          </table:table-cell>
          <table:table-cell office:value-type="float" office:value="21731" calcext:value-type="float">
            <text:p>21731</text:p>
          </table:table-cell>
          <table:table-cell office:value-type="float" office:value="21751" calcext:value-type="float">
            <text:p>21751</text:p>
          </table:table-cell>
          <table:table-cell table:style-name="ce36" office:value-type="float" office:value="22238" calcext:value-type="float">
            <text:p>22238</text:p>
          </table:table-cell>
          <table:table-cell table:style-name="ce36" office:value-type="float" office:value="22338" calcext:value-type="float">
            <text:p>22338</text:p>
          </table:table-cell>
          <table:table-cell office:value-type="float" office:value="22470" calcext:value-type="float">
            <text:p>22470</text:p>
          </table:table-cell>
          <table:table-cell office:value-type="float" office:value="22885" calcext:value-type="float">
            <text:p>22885</text:p>
          </table:table-cell>
          <table:table-cell office:value-type="float" office:value="23082" calcext:value-type="float">
            <text:p>23082</text:p>
          </table:table-cell>
          <table:table-cell office:value-type="float" office:value="23360" calcext:value-type="float">
            <text:p>23360</text:p>
          </table:table-cell>
          <table:table-cell office:value-type="float" office:value="23890" calcext:value-type="float">
            <text:p>23890</text:p>
          </table:table-cell>
          <table:table-cell office:value-type="float" office:value="24040" calcext:value-type="float">
            <text:p>24040</text:p>
          </table:table-cell>
          <table:table-cell office:value-type="float" office:value="24458" calcext:value-type="float">
            <text:p>24458</text:p>
          </table:table-cell>
          <table:table-cell office:value-type="float" office:value="24671" calcext:value-type="float">
            <text:p>24671</text:p>
          </table:table-cell>
          <table:table-cell office:value-type="float" office:value="24700" calcext:value-type="float">
            <text:p>24700</text:p>
          </table:table-cell>
          <table:table-cell office:value-type="float" office:value="24719" calcext:value-type="float">
            <text:p>24719</text:p>
          </table:table-cell>
          <table:table-cell office:value-type="float" office:value="24769" calcext:value-type="float">
            <text:p>247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s3800 upslope(slowclk) </text:p>
          </table:table-cell>
          <table:table-cell table:style-name="ce16" office:value-type="string" calcext:value-type="string">
            <text:p>1.31607e-06</text:p>
          </table:table-cell>
          <table:table-cell table:style-name="ce23" office:value-type="string" calcext:value-type="string">
            <text:p>1.37212e-06</text:p>
          </table:table-cell>
          <table:table-cell table:style-name="ce23" office:value-type="float" office:value="0.000000333141" calcext:value-type="float">
            <text:p>3.33141E-07</text:p>
          </table:table-cell>
          <table:table-cell table:style-name="ce23" office:value-type="float" office:value="0.000000335299" calcext:value-type="float">
            <text:p>3.35299E-07</text:p>
          </table:table-cell>
          <table:table-cell table:style-name="ce23" office:value-type="float" office:value="0.000000333446" calcext:value-type="float">
            <text:p>3.33446E-07</text:p>
          </table:table-cell>
          <table:table-cell table:style-name="ce23" office:value-type="float" office:value="0.000000322819" calcext:value-type="float">
            <text:p>3.22819E-07</text:p>
          </table:table-cell>
          <table:table-cell table:style-name="ce23" office:value-type="float" office:value="0.000000319449" calcext:value-type="float">
            <text:p>3.19449E-07</text:p>
          </table:table-cell>
          <table:table-cell table:style-name="ce23" office:value-type="float" office:value="0.000000323652" calcext:value-type="float">
            <text:p>3.23652E-07</text:p>
          </table:table-cell>
          <table:table-cell table:style-name="ce23" office:value-type="float" office:value="0.00000035575" calcext:value-type="float">
            <text:p>3.55750E-07</text:p>
          </table:table-cell>
          <table:table-cell table:style-name="ce23" office:value-type="float" office:value="0.000000353327" calcext:value-type="float">
            <text:p>3.53327E-07</text:p>
          </table:table-cell>
          <table:table-cell table:style-name="ce23" office:value-type="float" office:value="0.000000348757" calcext:value-type="float">
            <text:p>3.48757E-07</text:p>
          </table:table-cell>
          <table:table-cell table:style-name="ce23" office:value-type="float" office:value="0.000000349296" calcext:value-type="float">
            <text:p>3.49296E-07</text:p>
          </table:table-cell>
          <table:table-cell table:style-name="ce23" office:value-type="float" office:value="0.000000347708" calcext:value-type="float">
            <text:p>3.47708E-07</text:p>
          </table:table-cell>
          <table:table-cell table:style-name="ce23" office:value-type="float" office:value="0.000000350342" calcext:value-type="float">
            <text:p>3.50342E-07</text:p>
          </table:table-cell>
          <table:table-cell table:style-name="ce23" office:value-type="float" office:value="0.000000354078" calcext:value-type="float">
            <text:p>3.54078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Sis3800 upped(slowclk)</text:p>
          </table:table-cell>
          <table:table-cell office:value-type="float" office:value="5.11003" calcext:value-type="float">
            <text:p>5.11003</text:p>
          </table:table-cell>
          <table:table-cell table:style-name="ce24" office:value-type="float" office:value="5.2348" calcext:value-type="float">
            <text:p>5.23480E+00</text:p>
          </table:table-cell>
          <table:table-cell table:style-name="ce24" office:value-type="float" office:value="2.04715" calcext:value-type="float">
            <text:p>2.04715E+00</text:p>
          </table:table-cell>
          <table:table-cell table:style-name="ce24" office:value-type="float" office:value="2.01363" calcext:value-type="float">
            <text:p>2.01363E+00</text:p>
          </table:table-cell>
          <table:table-cell table:style-name="ce24" office:value-type="float" office:value="1.88817" calcext:value-type="float">
            <text:p>1.88817E+00</text:p>
          </table:table-cell>
          <table:table-cell table:style-name="ce24" office:value-type="float" office:value="2.01757" calcext:value-type="float">
            <text:p>2.01757E+00</text:p>
          </table:table-cell>
          <table:table-cell table:style-name="ce24" office:value-type="float" office:value="2.02144" calcext:value-type="float">
            <text:p>2.02144E+00</text:p>
          </table:table-cell>
          <table:table-cell table:style-name="ce24" office:value-type="float" office:value="2.02219" calcext:value-type="float">
            <text:p>2.02219E+00</text:p>
          </table:table-cell>
          <table:table-cell table:style-name="ce24" office:value-type="float" office:value="1.9975" calcext:value-type="float">
            <text:p>1.99750E+00</text:p>
          </table:table-cell>
          <table:table-cell table:style-name="ce24" office:value-type="float" office:value="2.03317" calcext:value-type="float">
            <text:p>2.03317E+00</text:p>
          </table:table-cell>
          <table:table-cell table:style-name="ce24" office:value-type="float" office:value="2.0062" calcext:value-type="float">
            <text:p>2.00620E+00</text:p>
          </table:table-cell>
          <table:table-cell table:style-name="ce24" office:value-type="float" office:value="2.01441" calcext:value-type="float">
            <text:p>2.01441E+00</text:p>
          </table:table-cell>
          <table:table-cell table:style-name="ce24" office:value-type="float" office:value="2.01317" calcext:value-type="float">
            <text:p>2.01317E+00</text:p>
          </table:table-cell>
          <table:table-cell table:style-name="ce24" office:value-type="float" office:value="2.01224" calcext:value-type="float">
            <text:p>2.01224E+00</text:p>
          </table:table-cell>
          <table:table-cell table:style-name="ce24" office:value-type="float" office:value="2.00686" calcext:value-type="float">
            <text:p>2.00686E+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 table:number-columns-repeated="13"/>
          <table:table-cell table:number-columns-repeated="1008"/>
        </table:table-row>
        <table:table-row table:style-name="ro1">
          <table:table-cell office:value-type="string" calcext:value-type="string">
            <text:p><text:s/>Sis3800 downslope(slowclk) </text:p>
          </table:table-cell>
          <table:table-cell table:style-name="ce16" office:value-type="string" calcext:value-type="string">
            <text:p>1.26441e-06</text:p>
          </table:table-cell>
          <table:table-cell table:style-name="ce23" office:value-type="string" calcext:value-type="string">
            <text:p>1.30632e-06</text:p>
          </table:table-cell>
          <table:table-cell table:style-name="ce23" office:value-type="float" office:value="0.00000025832" calcext:value-type="float">
            <text:p>2.58320E-07</text:p>
          </table:table-cell>
          <table:table-cell table:style-name="ce23" office:value-type="float" office:value="0.000000258274" calcext:value-type="float">
            <text:p>2.58274E-07</text:p>
          </table:table-cell>
          <table:table-cell table:style-name="ce23" office:value-type="float" office:value="0.00000025652" calcext:value-type="float">
            <text:p>2.56520E-07</text:p>
          </table:table-cell>
          <table:table-cell table:style-name="ce23" office:value-type="float" office:value="0.000000249523" calcext:value-type="float">
            <text:p>2.49523E-07</text:p>
          </table:table-cell>
          <table:table-cell table:style-name="ce23" office:value-type="float" office:value="0.000000247514" calcext:value-type="float">
            <text:p>2.47514E-07</text:p>
          </table:table-cell>
          <table:table-cell table:style-name="ce23" office:value-type="float" office:value="0.000000248103" calcext:value-type="float">
            <text:p>2.48103E-07</text:p>
          </table:table-cell>
          <table:table-cell table:style-name="ce23" office:value-type="float" office:value="0.000000258357" calcext:value-type="float">
            <text:p>2.58357E-07</text:p>
          </table:table-cell>
          <table:table-cell table:style-name="ce23" office:value-type="float" office:value="0.000000257469" calcext:value-type="float">
            <text:p>2.57469E-07</text:p>
          </table:table-cell>
          <table:table-cell table:style-name="ce23" office:value-type="float" office:value="0.000000254705" calcext:value-type="float">
            <text:p>2.54705E-07</text:p>
          </table:table-cell>
          <table:table-cell table:style-name="ce23" office:value-type="float" office:value="0.000000255118" calcext:value-type="float">
            <text:p>2.55118E-07</text:p>
          </table:table-cell>
          <table:table-cell table:style-name="ce23" office:value-type="float" office:value="0.000000254031" calcext:value-type="float">
            <text:p>2.54031E-07</text:p>
          </table:table-cell>
          <table:table-cell table:style-name="ce25" office:value-type="float" office:value="0.00000196491" calcext:value-type="float">
            <text:p>1.96491E-06</text:p>
          </table:table-cell>
          <table:table-cell table:style-name="ce23" office:value-type="float" office:value="0.000000256913" calcext:value-type="float">
            <text:p>2.56913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/>Sis3800 downped(slowclk)</text:p>
          </table:table-cell>
          <table:table-cell office:value-type="float" office:value="6.83062" calcext:value-type="float">
            <text:p>6.83062</text:p>
          </table:table-cell>
          <table:table-cell table:style-name="ce24" office:value-type="float" office:value="6.91143" calcext:value-type="float">
            <text:p>6.91143E+00</text:p>
          </table:table-cell>
          <table:table-cell table:style-name="ce24" office:value-type="float" office:value="2.76815" calcext:value-type="float">
            <text:p>2.76815E+00</text:p>
          </table:table-cell>
          <table:table-cell table:style-name="ce24" office:value-type="float" office:value="2.73599" calcext:value-type="float">
            <text:p>2.73599E+00</text:p>
          </table:table-cell>
          <table:table-cell table:style-name="ce24" office:value-type="float" office:value="2.58975" calcext:value-type="float">
            <text:p>2.58975E+00</text:p>
          </table:table-cell>
          <table:table-cell table:style-name="ce24" office:value-type="float" office:value="2.73382" calcext:value-type="float">
            <text:p>2.73382E+00</text:p>
          </table:table-cell>
          <table:table-cell table:style-name="ce24" office:value-type="float" office:value="2.73699" calcext:value-type="float">
            <text:p>2.73699E+00</text:p>
          </table:table-cell>
          <table:table-cell table:style-name="ce24" office:value-type="float" office:value="2.74179" calcext:value-type="float">
            <text:p>2.74179E+00</text:p>
          </table:table-cell>
          <table:table-cell table:style-name="ce24" office:value-type="float" office:value="2.71988" calcext:value-type="float">
            <text:p>2.71988E+00</text:p>
          </table:table-cell>
          <table:table-cell table:style-name="ce24" office:value-type="float" office:value="2.756" calcext:value-type="float">
            <text:p>2.75600E+00</text:p>
          </table:table-cell>
          <table:table-cell table:style-name="ce24" office:value-type="float" office:value="2.74454" calcext:value-type="float">
            <text:p>2.74454E+00</text:p>
          </table:table-cell>
          <table:table-cell table:style-name="ce24" office:value-type="float" office:value="2.72053" calcext:value-type="float">
            <text:p>2.72053E+00</text:p>
          </table:table-cell>
          <table:table-cell table:style-name="ce24" office:value-type="float" office:value="2.7187" calcext:value-type="float">
            <text:p>2.71870E+00</text:p>
          </table:table-cell>
          <table:table-cell table:style-name="ce25" office:value-type="float" office:value="2.71795" calcext:value-type="float">
            <text:p>2.71795E+00</text:p>
          </table:table-cell>
          <table:table-cell table:style-name="ce24" office:value-type="float" office:value="2.73056" calcext:value-type="float">
            <text:p>2.73056E+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 table:number-columns-repeated="11"/>
          <table:table-cell table:style-name="ce25"/>
          <table:table-cell table:style-name="ce24"/>
          <table:table-cell table:number-columns-repeated="1008"/>
        </table:table-row>
        <table:table-row table:style-name="ro1">
          <table:table-cell office:value-type="string" calcext:value-type="string">
            <text:p><text:s/>Sis3800 upslope(fstclk) </text:p>
          </table:table-cell>
          <table:table-cell table:style-name="ce16" office:value-type="string" calcext:value-type="string">
            <text:p>1.31533e-06</text:p>
          </table:table-cell>
          <table:table-cell table:style-name="ce23" office:value-type="string" calcext:value-type="string">
            <text:p>1.37253e-06</text:p>
          </table:table-cell>
          <table:table-cell table:style-name="ce23" office:value-type="float" office:value="0.000000333139" calcext:value-type="float">
            <text:p>3.33139E-07</text:p>
          </table:table-cell>
          <table:table-cell table:style-name="ce23" office:value-type="float" office:value="0.000000335301" calcext:value-type="float">
            <text:p>3.35301E-07</text:p>
          </table:table-cell>
          <table:table-cell table:style-name="ce23" office:value-type="float" office:value="0.000000333445" calcext:value-type="float">
            <text:p>3.33445E-07</text:p>
          </table:table-cell>
          <table:table-cell table:style-name="ce23" office:value-type="float" office:value="0.000000322818" calcext:value-type="float">
            <text:p>3.22818E-07</text:p>
          </table:table-cell>
          <table:table-cell table:style-name="ce23" office:value-type="float" office:value="0.000000319451" calcext:value-type="float">
            <text:p>3.19451E-07</text:p>
          </table:table-cell>
          <table:table-cell table:style-name="ce23" office:value-type="float" office:value="0.000000323653" calcext:value-type="float">
            <text:p>3.23653E-07</text:p>
          </table:table-cell>
          <table:table-cell table:style-name="ce23" office:value-type="float" office:value="0.00000035575" calcext:value-type="float">
            <text:p>3.55750E-07</text:p>
          </table:table-cell>
          <table:table-cell table:style-name="ce23" office:value-type="float" office:value="0.000000353323" calcext:value-type="float">
            <text:p>3.53323E-07</text:p>
          </table:table-cell>
          <table:table-cell table:style-name="ce23" office:value-type="float" office:value="0.000000348756" calcext:value-type="float">
            <text:p>3.48756E-07</text:p>
          </table:table-cell>
          <table:table-cell table:style-name="ce23" office:value-type="float" office:value="0.000000349301" calcext:value-type="float">
            <text:p>3.49301E-07</text:p>
          </table:table-cell>
          <table:table-cell table:style-name="ce23" office:value-type="float" office:value="0.000000347708" calcext:value-type="float">
            <text:p>3.47708E-07</text:p>
          </table:table-cell>
          <table:table-cell table:style-name="ce23" office:value-type="float" office:value="0.00000035034" calcext:value-type="float">
            <text:p>3.50340E-07</text:p>
          </table:table-cell>
          <table:table-cell table:style-name="ce23" office:value-type="float" office:value="0.000000354078" calcext:value-type="float">
            <text:p>3.54078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s3800 upped(fstclk)</text:p>
          </table:table-cell>
          <table:table-cell office:value-type="float" office:value="0.0503361" calcext:value-type="float">
            <text:p>0.0503361</text:p>
          </table:table-cell>
          <table:table-cell table:style-name="ce24" office:value-type="float" office:value="0.0516652" calcext:value-type="float">
            <text:p>5.16652E-02</text:p>
          </table:table-cell>
          <table:table-cell table:style-name="ce24" office:value-type="float" office:value="0.020172" calcext:value-type="float">
            <text:p>2.01720E-02</text:p>
          </table:table-cell>
          <table:table-cell table:style-name="ce24" office:value-type="float" office:value="0.0198516" calcext:value-type="float">
            <text:p>1.98516E-02</text:p>
          </table:table-cell>
          <table:table-cell table:style-name="ce24" office:value-type="float" office:value="0.0186263" calcext:value-type="float">
            <text:p>1.86263E-02</text:p>
          </table:table-cell>
          <table:table-cell table:style-name="ce24" office:value-type="float" office:value="0.0198844" calcext:value-type="float">
            <text:p>1.98844E-02</text:p>
          </table:table-cell>
          <table:table-cell table:style-name="ce24" office:value-type="float" office:value="0.0199248" calcext:value-type="float">
            <text:p>1.99248E-02</text:p>
          </table:table-cell>
          <table:table-cell table:style-name="ce24" office:value-type="float" office:value="0.0199306" calcext:value-type="float">
            <text:p>1.99306E-02</text:p>
          </table:table-cell>
          <table:table-cell table:style-name="ce24" office:value-type="float" office:value="0.0196839" calcext:value-type="float">
            <text:p>1.96839E-02</text:p>
          </table:table-cell>
          <table:table-cell table:style-name="ce24" office:value-type="float" office:value="0.0200331" calcext:value-type="float">
            <text:p>2.00331E-02</text:p>
          </table:table-cell>
          <table:table-cell table:style-name="ce24" office:value-type="float" office:value="0.0197694" calcext:value-type="float">
            <text:p>1.97694E-02</text:p>
          </table:table-cell>
          <table:table-cell table:style-name="ce24" office:value-type="float" office:value="0.0198572" calcext:value-type="float">
            <text:p>1.98572E-02</text:p>
          </table:table-cell>
          <table:table-cell table:style-name="ce24" office:value-type="float" office:value="0.0198398" calcext:value-type="float">
            <text:p>1.98398E-02</text:p>
          </table:table-cell>
          <table:table-cell table:style-name="ce24" office:value-type="float" office:value="0.0198256" calcext:value-type="float">
            <text:p>1.98256E-02</text:p>
          </table:table-cell>
          <table:table-cell table:style-name="ce24" office:value-type="float" office:value="0.0197767" calcext:value-type="float">
            <text:p>1.97767E-0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 table:number-columns-repeated="13"/>
          <table:table-cell table:number-columns-repeated="1008"/>
        </table:table-row>
        <table:table-row table:style-name="ro1">
          <table:table-cell office:value-type="string" calcext:value-type="string">
            <text:p>Sis3800 downslope(fstclk) </text:p>
          </table:table-cell>
          <table:table-cell table:style-name="ce16" office:value-type="string" calcext:value-type="string">
            <text:p>1.26378e-06</text:p>
          </table:table-cell>
          <table:table-cell table:style-name="ce23" office:value-type="string" calcext:value-type="string">
            <text:p>1.30656e-06</text:p>
          </table:table-cell>
          <table:table-cell table:style-name="ce23" office:value-type="float" office:value="0.000000258318" calcext:value-type="float">
            <text:p>2.58318E-07</text:p>
          </table:table-cell>
          <table:table-cell table:style-name="ce23" office:value-type="float" office:value="0.000000258276" calcext:value-type="float">
            <text:p>2.58276E-07</text:p>
          </table:table-cell>
          <table:table-cell table:style-name="ce23" office:value-type="float" office:value="0.000000256521" calcext:value-type="float">
            <text:p>2.56521E-07</text:p>
          </table:table-cell>
          <table:table-cell table:style-name="ce23" office:value-type="float" office:value="0.000000249521" calcext:value-type="float">
            <text:p>2.49521E-07</text:p>
          </table:table-cell>
          <table:table-cell table:style-name="ce23" office:value-type="float" office:value="0.000000247516" calcext:value-type="float">
            <text:p>2.47516E-07</text:p>
          </table:table-cell>
          <table:table-cell table:style-name="ce23" office:value-type="float" office:value="0.000000248103" calcext:value-type="float">
            <text:p>2.48103E-07</text:p>
          </table:table-cell>
          <table:table-cell table:style-name="ce23" office:value-type="float" office:value="0.000000258357" calcext:value-type="float">
            <text:p>2.58357E-07</text:p>
          </table:table-cell>
          <table:table-cell table:style-name="ce23" office:value-type="float" office:value="0.000000257466" calcext:value-type="float">
            <text:p>2.57466E-07</text:p>
          </table:table-cell>
          <table:table-cell table:style-name="ce23" office:value-type="float" office:value="0.000000254705" calcext:value-type="float">
            <text:p>2.54705E-07</text:p>
          </table:table-cell>
          <table:table-cell table:style-name="ce23" office:value-type="float" office:value="0.000000255121" calcext:value-type="float">
            <text:p>2.55121E-07</text:p>
          </table:table-cell>
          <table:table-cell table:style-name="ce23" office:value-type="float" office:value="0.000000254031" calcext:value-type="float">
            <text:p>2.54031E-07</text:p>
          </table:table-cell>
          <table:table-cell table:style-name="ce25" office:value-type="float" office:value="0.00000196483" calcext:value-type="float">
            <text:p>1.96483E-06</text:p>
          </table:table-cell>
          <table:table-cell table:style-name="ce23" office:value-type="float" office:value="0.000000256913" calcext:value-type="float">
            <text:p>2.56913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s3800 downped(fstclk)</text:p>
          </table:table-cell>
          <table:table-cell office:value-type="float" office:value="0.0672896" calcext:value-type="float">
            <text:p>0.0672896</text:p>
          </table:table-cell>
          <table:table-cell table:style-name="ce24" office:value-type="float" office:value="0.0681632" calcext:value-type="float">
            <text:p>6.81632E-02</text:p>
          </table:table-cell>
          <table:table-cell table:style-name="ce24" office:value-type="float" office:value="0.0272768" calcext:value-type="float">
            <text:p>2.72768E-02</text:p>
          </table:table-cell>
          <table:table-cell table:style-name="ce24" office:value-type="float" office:value="0.0269733" calcext:value-type="float">
            <text:p>2.69733E-02</text:p>
          </table:table-cell>
          <table:table-cell table:style-name="ce24" office:value-type="float" office:value="0.0255485" calcext:value-type="float">
            <text:p>2.55485E-02</text:p>
          </table:table-cell>
          <table:table-cell table:style-name="ce24" office:value-type="float" office:value="0.0269437" calcext:value-type="float">
            <text:p>2.69437E-02</text:p>
          </table:table-cell>
          <table:table-cell table:style-name="ce24" office:value-type="float" office:value="0.0269778" calcext:value-type="float">
            <text:p>2.69778E-02</text:p>
          </table:table-cell>
          <table:table-cell table:style-name="ce24" office:value-type="float" office:value="0.0270229" calcext:value-type="float">
            <text:p>2.70229E-02</text:p>
          </table:table-cell>
          <table:table-cell table:style-name="ce24" office:value-type="float" office:value="0.0268034" calcext:value-type="float">
            <text:p>2.68034E-02</text:p>
          </table:table-cell>
          <table:table-cell table:style-name="ce24" office:value-type="float" office:value="0.0271552" calcext:value-type="float">
            <text:p>2.71552E-02</text:p>
          </table:table-cell>
          <table:table-cell table:style-name="ce24" office:value-type="float" office:value="0.0270453" calcext:value-type="float">
            <text:p>2.70453E-02</text:p>
          </table:table-cell>
          <table:table-cell table:style-name="ce24" office:value-type="float" office:value="0.0268159" calcext:value-type="float">
            <text:p>2.68159E-02</text:p>
          </table:table-cell>
          <table:table-cell table:style-name="ce24" office:value-type="float" office:value="0.0267923" calcext:value-type="float">
            <text:p>2.67923E-02</text:p>
          </table:table-cell>
          <table:table-cell table:style-name="ce25" office:value-type="float" office:value="0.0267784" calcext:value-type="float">
            <text:p>2.67784E-02</text:p>
          </table:table-cell>
          <table:table-cell table:style-name="ce24" office:value-type="float" office:value="0.0269082" calcext:value-type="float">
            <text:p>2.69082E-0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 table:number-columns-repeated="11"/>
          <table:table-cell table:style-name="ce25"/>
          <table:table-cell table:style-name="ce24"/>
          <table:table-cell table:number-columns-repeated="1008"/>
        </table:table-row>
        <table:table-row table:style-name="ro1">
          <table:table-cell table:style-name="ce8" office:value-type="string" calcext:value-type="string">
            <text:p><text:s/>Sis3801 upslope(fstclk) </text:p>
          </table:table-cell>
          <table:table-cell table:style-name="ce17" office:value-type="string" calcext:value-type="string">
            <text:p>1.41607e-06</text:p>
          </table:table-cell>
          <table:table-cell table:style-name="ce23" office:value-type="string" calcext:value-type="string">
            <text:p>1.46934e-06</text:p>
          </table:table-cell>
          <table:table-cell table:style-name="ce23" office:value-type="string" calcext:value-type="string">
            <text:p>3.65342e-07</text:p>
          </table:table-cell>
          <table:table-cell table:style-name="ce23" office:value-type="string" calcext:value-type="string">
            <text:p>3.59699e-07</text:p>
          </table:table-cell>
          <table:table-cell table:style-name="ce39" office:value-type="string" calcext:value-type="string">
            <text:p>3.57709e-07</text:p>
          </table:table-cell>
          <table:table-cell table:style-name="ce41" office:value-type="string" calcext:value-type="string">
            <text:p>broken</text:p>
          </table:table-cell>
          <table:table-cell table:style-name="ce23" office:value-type="string" calcext:value-type="string">
            <text:p>3.42548e-07</text:p>
          </table:table-cell>
          <table:table-cell table:style-name="ce23" office:value-type="string" calcext:value-type="string">
            <text:p>3.46997e-07</text:p>
          </table:table-cell>
          <table:table-cell table:style-name="ce23" office:value-type="string" calcext:value-type="string">
            <text:p>3.81454e-07</text:p>
          </table:table-cell>
          <table:table-cell table:style-name="ce23" office:value-type="string" calcext:value-type="string">
            <text:p>3.78918e-07</text:p>
          </table:table-cell>
          <table:table-cell table:style-name="ce23" office:value-type="string" calcext:value-type="string">
            <text:p>3.7398e-07</text:p>
          </table:table-cell>
          <table:table-cell table:style-name="ce23" office:value-type="string" calcext:value-type="string">
            <text:p>3.74523e-07</text:p>
          </table:table-cell>
          <table:table-cell table:style-name="ce23" office:value-type="string" calcext:value-type="string">
            <text:p>3.72818e-07</text:p>
          </table:table-cell>
          <table:table-cell table:style-name="ce23" office:value-type="string" calcext:value-type="string">
            <text:p>3.75748e-07</text:p>
          </table:table-cell>
          <table:table-cell table:style-name="ce23" office:value-type="string" calcext:value-type="string">
            <text:p>3.79606e-07</text:p>
          </table:table-cell>
          <table:table-cell table:style-name="ce8" table:number-columns-repeated="1008"/>
        </table:table-row>
        <table:table-row table:style-name="ro1">
          <table:table-cell table:style-name="ce8" office:value-type="string" calcext:value-type="string">
            <text:p>Sis3801 upped(fstclk)</text:p>
          </table:table-cell>
          <table:table-cell table:style-name="ce8" office:value-type="float" office:value="0.0504024" calcext:value-type="float">
            <text:p>0.0504024</text:p>
          </table:table-cell>
          <table:table-cell table:style-name="ce24" office:value-type="float" office:value="0.0516033" calcext:value-type="float">
            <text:p>5.16033E-02</text:p>
          </table:table-cell>
          <table:table-cell table:style-name="ce24" office:value-type="float" office:value="0.0297348" calcext:value-type="float">
            <text:p>2.97348E-02</text:p>
          </table:table-cell>
          <table:table-cell table:style-name="ce24" office:value-type="float" office:value="0.0198585" calcext:value-type="float">
            <text:p>1.98585E-02</text:p>
          </table:table-cell>
          <table:table-cell table:style-name="ce24" office:value-type="float" office:value="0.018658" calcext:value-type="float">
            <text:p>1.86580E-02</text:p>
          </table:table-cell>
          <table:table-cell table:style-name="ce41" office:value-type="string" calcext:value-type="string">
            <text:p>broken</text:p>
          </table:table-cell>
          <table:table-cell table:style-name="ce24" office:value-type="float" office:value="0.0199254" calcext:value-type="float">
            <text:p>1.99254E-02</text:p>
          </table:table-cell>
          <table:table-cell table:style-name="ce24" office:value-type="float" office:value="0.019935" calcext:value-type="float">
            <text:p>1.99350E-02</text:p>
          </table:table-cell>
          <table:table-cell table:style-name="ce24" office:value-type="float" office:value="0.019702" calcext:value-type="float">
            <text:p>1.97020E-02</text:p>
          </table:table-cell>
          <table:table-cell table:style-name="ce24" office:value-type="float" office:value="0.0200361" calcext:value-type="float">
            <text:p>2.00361E-02</text:p>
          </table:table-cell>
          <table:table-cell table:style-name="ce24" office:value-type="float" office:value="0.0197749" calcext:value-type="float">
            <text:p>1.97749E-02</text:p>
          </table:table-cell>
          <table:table-cell table:style-name="ce24" office:value-type="float" office:value="0.0198591" calcext:value-type="float">
            <text:p>1.98591E-02</text:p>
          </table:table-cell>
          <table:table-cell table:style-name="ce24" office:value-type="float" office:value="0.0198461" calcext:value-type="float">
            <text:p>1.98461E-02</text:p>
          </table:table-cell>
          <table:table-cell table:style-name="ce24" office:value-type="float" office:value="0.0198382" calcext:value-type="float">
            <text:p>1.98382E-02</text:p>
          </table:table-cell>
          <table:table-cell table:style-name="ce24" office:value-type="float" office:value="0.0197795" calcext:value-type="float">
            <text:p>1.97795E-02</text:p>
          </table:table-cell>
          <table:table-cell table:style-name="ce8" table:number-columns-repeated="1008"/>
        </table:table-row>
        <table:table-row table:style-name="ro1">
          <table:table-cell table:style-name="ce8" table:number-columns-repeated="2"/>
          <table:table-cell table:style-name="ce26" table:number-columns-repeated="4"/>
          <table:table-cell table:style-name="ce41"/>
          <table:table-cell table:style-name="ce26" table:number-columns-repeated="9"/>
          <table:table-cell table:style-name="ce8" table:number-columns-repeated="1008"/>
        </table:table-row>
        <table:table-row table:style-name="ro1">
          <table:table-cell table:style-name="ce8" office:value-type="string" calcext:value-type="string">
            <text:p>Sis3801 downslope(fstclk) </text:p>
          </table:table-cell>
          <table:table-cell table:style-name="ce17" office:value-type="string" calcext:value-type="string">
            <text:p>1.35931e-06</text:p>
          </table:table-cell>
          <table:table-cell table:style-name="ce23" office:value-type="string" calcext:value-type="string">
            <text:p>1.39902e-06</text:p>
          </table:table-cell>
          <table:table-cell table:style-name="ce23" office:value-type="string" calcext:value-type="string">
            <text:p>2.83277e-07</text:p>
          </table:table-cell>
          <table:table-cell table:style-name="ce23" office:value-type="string" calcext:value-type="string">
            <text:p>2.77067e-07</text:p>
          </table:table-cell>
          <table:table-cell table:style-name="ce39" office:value-type="string" calcext:value-type="string">
            <text:p>2.75175e-07</text:p>
          </table:table-cell>
          <table:table-cell table:style-name="ce41" office:value-type="string" calcext:value-type="string">
            <text:p>broken</text:p>
          </table:table-cell>
          <table:table-cell table:style-name="ce23" office:value-type="string" calcext:value-type="string">
            <text:p>2.6541e-07</text:p>
          </table:table-cell>
          <table:table-cell table:style-name="ce23" office:value-type="string" calcext:value-type="string">
            <text:p>2.65997e-07</text:p>
          </table:table-cell>
          <table:table-cell table:style-name="ce23" office:value-type="string" calcext:value-type="string">
            <text:p>2.77022e-07</text:p>
          </table:table-cell>
          <table:table-cell table:style-name="ce23" office:value-type="string" calcext:value-type="string">
            <text:p>2.76114e-07</text:p>
          </table:table-cell>
          <table:table-cell table:style-name="ce23" office:value-type="string" calcext:value-type="string">
            <text:p>2.73125e-07</text:p>
          </table:table-cell>
          <table:table-cell table:style-name="ce23" office:value-type="string" calcext:value-type="string">
            <text:p>2.7354e-07</text:p>
          </table:table-cell>
          <table:table-cell table:style-name="ce23" office:value-type="string" calcext:value-type="string">
            <text:p>2.72376e-07</text:p>
          </table:table-cell>
          <table:table-cell table:style-name="ce26" office:value-type="string" calcext:value-type="string">
            <text:p>2.10737e-06</text:p>
          </table:table-cell>
          <table:table-cell table:style-name="ce23" office:value-type="string" calcext:value-type="string">
            <text:p>2.75437e-07</text:p>
          </table:table-cell>
          <table:table-cell table:style-name="ce8" table:number-columns-repeated="1008"/>
        </table:table-row>
        <table:table-row table:style-name="ro1">
          <table:table-cell table:style-name="ce8" office:value-type="string" calcext:value-type="string">
            <text:p>Sis3801 downped(fstclk)</text:p>
          </table:table-cell>
          <table:table-cell table:style-name="ce8" office:value-type="float" office:value="0.0673841" calcext:value-type="float">
            <text:p>0.0673841</text:p>
          </table:table-cell>
          <table:table-cell table:style-name="ce24" office:value-type="float" office:value="0.0681575" calcext:value-type="float">
            <text:p>6.81575E-02</text:p>
          </table:table-cell>
          <table:table-cell table:style-name="ce24" office:value-type="float" office:value="0.0395893" calcext:value-type="float">
            <text:p>3.95893E-02</text:p>
          </table:table-cell>
          <table:table-cell table:style-name="ce24" office:value-type="float" office:value="0.0269721" calcext:value-type="float">
            <text:p>2.69721E-02</text:p>
          </table:table-cell>
          <table:table-cell table:style-name="ce24" office:value-type="float" office:value="0.0255542" calcext:value-type="float">
            <text:p>2.55542E-02</text:p>
          </table:table-cell>
          <table:table-cell table:style-name="ce41" office:value-type="string" calcext:value-type="string">
            <text:p>broken</text:p>
          </table:table-cell>
          <table:table-cell table:style-name="ce24" office:value-type="float" office:value="0.0269789" calcext:value-type="float">
            <text:p>2.69789E-02</text:p>
          </table:table-cell>
          <table:table-cell table:style-name="ce24" office:value-type="float" office:value="0.0270307" calcext:value-type="float">
            <text:p>2.70307E-02</text:p>
          </table:table-cell>
          <table:table-cell table:style-name="ce24" office:value-type="float" office:value="0.0268188" calcext:value-type="float">
            <text:p>2.68188E-02</text:p>
          </table:table-cell>
          <table:table-cell table:style-name="ce24" office:value-type="float" office:value="0.0271595" calcext:value-type="float">
            <text:p>2.71595E-02</text:p>
          </table:table-cell>
          <table:table-cell table:style-name="ce24" office:value-type="float" office:value="0.0270442" calcext:value-type="float">
            <text:p>2.70442E-02</text:p>
          </table:table-cell>
          <table:table-cell table:style-name="ce24" office:value-type="float" office:value="0.0268172" calcext:value-type="float">
            <text:p>2.68172E-02</text:p>
          </table:table-cell>
          <table:table-cell table:style-name="ce24" office:value-type="float" office:value="0.026797" calcext:value-type="float">
            <text:p>2.67970E-02</text:p>
          </table:table-cell>
          <table:table-cell table:style-name="ce26" office:value-type="float" office:value="0.0268023" calcext:value-type="float">
            <text:p>2.68023E-02</text:p>
          </table:table-cell>
          <table:table-cell table:style-name="ce24" office:value-type="float" office:value="0.0269125" calcext:value-type="float">
            <text:p>2.69125E-02</text:p>
          </table:table-cell>
          <table:table-cell table:style-name="ce8" table:number-columns-repeated="1008"/>
        </table:table-row>
        <table:table-row table:style-name="ro1">
          <table:table-cell table:number-columns-repeated="2"/>
          <table:table-cell table:style-name="ce25"/>
          <table:table-cell table:style-name="ce24" table:number-columns-repeated="11"/>
          <table:table-cell table:style-name="ce25"/>
          <table:table-cell table:style-name="ce24"/>
          <table:table-cell table:number-columns-repeated="1008"/>
        </table:table-row>
        <table:table-row table:style-name="ro1">
          <table:table-cell office:value-type="string" calcext:value-type="string">
            <text:p>Happex upslope</text:p>
          </table:table-cell>
          <table:table-cell table:number-columns-repeated="2" table:style-name="ce18" office:value-type="string" calcext:value-type="string">
            <text:p>need to check</text:p>
          </table:table-cell>
          <table:table-cell table:number-columns-repeated="2" table:style-name="ce23" office:value-type="string" calcext:value-type="string">
            <text:p>use behind</text:p>
          </table:table-cell>
          <table:table-cell table:style-name="ce39" office:value-type="string" calcext:value-type="string">
            <text:p>9.55044e-07</text:p>
          </table:table-cell>
          <table:table-cell table:style-name="ce23" office:value-type="float" office:value="0.000000923204" calcext:value-type="float">
            <text:p>9.23204E-07</text:p>
          </table:table-cell>
          <table:table-cell table:number-columns-repeated="2" table:style-name="ce23" office:value-type="string" calcext:value-type="string">
            <text:p>use ahead</text:p>
          </table:table-cell>
          <table:table-cell table:style-name="ce23" office:value-type="float" office:value="0.00000101836" calcext:value-type="float">
            <text:p>1.01836E-06</text:p>
          </table:table-cell>
          <table:table-cell table:style-name="ce23" office:value-type="float" office:value="0.00000101194" calcext:value-type="float">
            <text:p>1.01194E-06</text:p>
          </table:table-cell>
          <table:table-cell table:style-name="ce23" office:value-type="float" office:value="0.000000998575" calcext:value-type="float">
            <text:p>9.98575E-07</text:p>
          </table:table-cell>
          <table:table-cell table:style-name="ce23" office:value-type="float" office:value="0.000000999842" calcext:value-type="float">
            <text:p>9.99842E-07</text:p>
          </table:table-cell>
          <table:table-cell table:style-name="ce23" office:value-type="float" office:value="0.000000995083" calcext:value-type="float">
            <text:p>9.95083E-07</text:p>
          </table:table-cell>
          <table:table-cell table:style-name="ce23" office:value-type="float" office:value="0.00000100323" calcext:value-type="float">
            <text:p>1.00323E-06</text:p>
          </table:table-cell>
          <table:table-cell table:style-name="ce23" office:value-type="float" office:value="0.00000101328" calcext:value-type="float">
            <text:p>1.01328E-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ppex upped</text:p>
          </table:table-cell>
          <table:table-cell table:number-columns-repeated="2" table:style-name="ce18" office:value-type="string" calcext:value-type="string">
            <text:p>need to check</text:p>
          </table:table-cell>
          <table:table-cell table:number-columns-repeated="2" table:style-name="ce24" office:value-type="string" calcext:value-type="string">
            <text:p>use behind</text:p>
          </table:table-cell>
          <table:table-cell table:style-name="ce24" office:value-type="float" office:value="1757.4" calcext:value-type="float">
            <text:p>1.75740E+03</text:p>
          </table:table-cell>
          <table:table-cell table:style-name="ce24" office:value-type="float" office:value="1757.56" calcext:value-type="float">
            <text:p>1.75756E+03</text:p>
          </table:table-cell>
          <table:table-cell table:number-columns-repeated="2" table:style-name="ce24" office:value-type="string" calcext:value-type="string">
            <text:p>use ahead</text:p>
          </table:table-cell>
          <table:table-cell table:style-name="ce24" office:value-type="float" office:value="1763.23" calcext:value-type="float">
            <text:p>1.76323E+03</text:p>
          </table:table-cell>
          <table:table-cell table:style-name="ce24" office:value-type="float" office:value="1776.58" calcext:value-type="float">
            <text:p>1.77658E+03</text:p>
          </table:table-cell>
          <table:table-cell table:style-name="ce24" office:value-type="float" office:value="1764.56" calcext:value-type="float">
            <text:p>1.76456E+03</text:p>
          </table:table-cell>
          <table:table-cell table:style-name="ce24" office:value-type="float" office:value="1771.52" calcext:value-type="float">
            <text:p>1.77152E+03</text:p>
          </table:table-cell>
          <table:table-cell table:style-name="ce24" office:value-type="float" office:value="1773.03" calcext:value-type="float">
            <text:p>1.77303E+03</text:p>
          </table:table-cell>
          <table:table-cell table:style-name="ce24" office:value-type="float" office:value="1772.64" calcext:value-type="float">
            <text:p>1.77264E+03</text:p>
          </table:table-cell>
          <table:table-cell table:style-name="ce24" office:value-type="float" office:value="1766.28" calcext:value-type="float">
            <text:p>1.76628E+0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5" table:number-columns-repeated="4"/>
          <table:table-cell table:style-name="ce24" table:number-columns-repeated="10"/>
          <table:table-cell table:number-columns-repeated="1008"/>
        </table:table-row>
        <table:table-row table:style-name="ro1">
          <table:table-cell office:value-type="string" calcext:value-type="string">
            <text:p>Happex downslope</text:p>
          </table:table-cell>
          <table:table-cell table:number-columns-repeated="2" table:style-name="ce18" office:value-type="string" calcext:value-type="string">
            <text:p>need to check</text:p>
          </table:table-cell>
          <table:table-cell table:number-columns-repeated="2" table:style-name="ce23" office:value-type="string" calcext:value-type="string">
            <text:p>use behind</text:p>
          </table:table-cell>
          <table:table-cell table:style-name="ce39" office:value-type="string" calcext:value-type="string">
            <text:p>7.81495e-07</text:p>
          </table:table-cell>
          <table:table-cell table:style-name="ce23" office:value-type="float" office:value="0.000000759968" calcext:value-type="float">
            <text:p>7.59968E-07</text:p>
          </table:table-cell>
          <table:table-cell table:number-columns-repeated="2" table:style-name="ce23" office:value-type="string" calcext:value-type="string">
            <text:p>use ahead</text:p>
          </table:table-cell>
          <table:table-cell table:style-name="ce23" office:value-type="float" office:value="0.000000786595" calcext:value-type="float">
            <text:p>7.86595E-07</text:p>
          </table:table-cell>
          <table:table-cell table:style-name="ce23" office:value-type="float" office:value="0.000000784236" calcext:value-type="float">
            <text:p>7.84236E-07</text:p>
          </table:table-cell>
          <table:table-cell table:style-name="ce23" office:value-type="float" office:value="0.000000775621" calcext:value-type="float">
            <text:p>7.75621E-07</text:p>
          </table:table-cell>
          <table:table-cell table:style-name="ce23" office:value-type="float" office:value="0.000000776667" calcext:value-type="float">
            <text:p>7.76667E-07</text:p>
          </table:table-cell>
          <table:table-cell table:style-name="ce23" office:value-type="float" office:value="0.000000773271" calcext:value-type="float">
            <text:p>7.73271E-07</text:p>
          </table:table-cell>
          <table:table-cell table:style-name="ce25" office:value-type="float" office:value="0.00000597638" calcext:value-type="float">
            <text:p>5.97638E-06</text:p>
          </table:table-cell>
          <table:table-cell table:style-name="ce23" office:value-type="float" office:value="0.00000078204" calcext:value-type="float">
            <text:p>7.82040E-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appex downped</text:p>
          </table:table-cell>
          <table:table-cell table:number-columns-repeated="2" table:style-name="ce18" office:value-type="string" calcext:value-type="string">
            <text:p>need to check</text:p>
          </table:table-cell>
          <table:table-cell table:number-columns-repeated="2" table:style-name="ce24" office:value-type="string" calcext:value-type="string">
            <text:p>use behind</text:p>
          </table:table-cell>
          <table:table-cell table:style-name="ce24" office:value-type="float" office:value="1075.45" calcext:value-type="float">
            <text:p>1.07545E+03</text:p>
          </table:table-cell>
          <table:table-cell table:style-name="ce24" office:value-type="float" office:value="1072.13" calcext:value-type="float">
            <text:p>1.07213E+03</text:p>
          </table:table-cell>
          <table:table-cell table:number-columns-repeated="2" table:style-name="ce24" office:value-type="string" calcext:value-type="string">
            <text:p>use ahead</text:p>
          </table:table-cell>
          <table:table-cell table:style-name="ce24" office:value-type="float" office:value="1094.54" calcext:value-type="float">
            <text:p>1.09454E+03</text:p>
          </table:table-cell>
          <table:table-cell table:style-name="ce24" office:value-type="float" office:value="1104.31" calcext:value-type="float">
            <text:p>1.10431E+03</text:p>
          </table:table-cell>
          <table:table-cell table:style-name="ce24" office:value-type="float" office:value="1100.78" calcext:value-type="float">
            <text:p>1.10078E+03</text:p>
          </table:table-cell>
          <table:table-cell table:style-name="ce24" office:value-type="float" office:value="1089.14" calcext:value-type="float">
            <text:p>1.08914E+03</text:p>
          </table:table-cell>
          <table:table-cell table:style-name="ce24" office:value-type="float" office:value="1088.45" calcext:value-type="float">
            <text:p>1.08845E+03</text:p>
          </table:table-cell>
          <table:table-cell table:style-name="ce25" office:value-type="float" office:value="1088.67" calcext:value-type="float">
            <text:p>1.08867E+03</text:p>
          </table:table-cell>
          <table:table-cell table:style-name="ce24" office:value-type="float" office:value="1095.84" calcext:value-type="float">
            <text:p>1.09584E+03</text:p>
          </table:table-cell>
          <table:table-cell table:number-columns-repeated="1008"/>
        </table:table-row>
        <table:table-row table:style-name="ro1">
          <table:table-cell table:style-name="ce9" table:number-columns-repeated="1024"/>
        </table:table-row>
        <table:table-row table:style-name="ro1">
          <table:table-cell office:value-type="string" calcext:value-type="string">
            <text:p>runnumber</text:p>
          </table:table-cell>
          <table:table-cell table:number-columns-repeated="2"/>
          <table:table-cell office:value-type="float" office:value="40368" calcext:value-type="float">
            <text:p>40368</text:p>
          </table:table-cell>
          <table:table-cell office:value-type="float" office:value="40388" calcext:value-type="float">
            <text:p>40388</text:p>
          </table:table-cell>
          <table:table-cell office:value-type="float" office:value="40486" calcext:value-type="float">
            <text:p>40486</text:p>
          </table:table-cell>
          <table:table-cell office:value-type="float" office:value="40928" calcext:value-type="float">
            <text:p>40928</text:p>
          </table:table-cell>
          <table:table-cell office:value-type="float" office:value="41027" calcext:value-type="float">
            <text:p>41027</text:p>
          </table:table-cell>
          <table:table-cell office:value-type="float" office:value="41256" calcext:value-type="float">
            <text:p>41256</text:p>
          </table:table-cell>
          <table:table-cell office:value-type="float" office:value="41671" calcext:value-type="float">
            <text:p>41671</text:p>
          </table:table-cell>
          <table:table-cell office:value-type="float" office:value="41846" calcext:value-type="float">
            <text:p>41846</text:p>
          </table:table-cell>
          <table:table-cell office:value-type="float" office:value="41918" calcext:value-type="float">
            <text:p>41918</text:p>
          </table:table-cell>
          <table:table-cell office:value-type="float" office:value="41968" calcext:value-type="float">
            <text:p>41968</text:p>
          </table:table-cell>
          <table:table-cell office:value-type="float" office:value="42008" calcext:value-type="float">
            <text:p>42008</text:p>
          </table:table-cell>
          <table:table-cell office:value-type="float" office:value="42036" calcext:value-type="float">
            <text:p>42036</text:p>
          </table:table-cell>
          <table:table-cell office:value-type="float" office:value="42126" calcext:value-type="float">
            <text:p>4212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is3800 upslope(fstclk) </text:p>
          </table:table-cell>
          <table:table-cell table:number-columns-repeated="2" office:value-type="string" calcext:value-type="string">
            <text:p>need to check</text:p>
          </table:table-cell>
          <table:table-cell table:style-name="ce39" office:value-type="string" calcext:value-type="string">
            <text:p>3.32885e-07</text:p>
          </table:table-cell>
          <table:table-cell table:style-name="ce23" office:value-type="float" office:value="0.000000334957" calcext:value-type="float">
            <text:p>3.34957E-07</text:p>
          </table:table-cell>
          <table:table-cell table:style-name="ce39" office:value-type="string" calcext:value-type="string">
            <text:p>3.36286e-07</text:p>
          </table:table-cell>
          <table:table-cell table:style-name="ce23" office:value-type="float" office:value="0.000000323371" calcext:value-type="float">
            <text:p>3.23371E-07</text:p>
          </table:table-cell>
          <table:table-cell table:style-name="ce23" office:value-type="float" office:value="0.000000319302" calcext:value-type="float">
            <text:p>3.19302E-07</text:p>
          </table:table-cell>
          <table:table-cell table:style-name="ce23" office:value-type="float" office:value="0.000000323944" calcext:value-type="float">
            <text:p>3.23944E-07</text:p>
          </table:table-cell>
          <table:table-cell table:style-name="ce23" office:value-type="float" office:value="0.00000035608" calcext:value-type="float">
            <text:p>3.56080E-07</text:p>
          </table:table-cell>
          <table:table-cell table:style-name="ce23" office:value-type="float" office:value="0.0000003536" calcext:value-type="float">
            <text:p>3.53600E-07</text:p>
          </table:table-cell>
          <table:table-cell table:style-name="ce23" office:value-type="float" office:value="0.000000348498" calcext:value-type="float">
            <text:p>3.48498E-07</text:p>
          </table:table-cell>
          <table:table-cell table:style-name="ce23" office:value-type="float" office:value="0.000000349381" calcext:value-type="float">
            <text:p>3.49381E-07</text:p>
          </table:table-cell>
          <table:table-cell table:style-name="ce23" office:value-type="float" office:value="0.000000347768" calcext:value-type="float">
            <text:p>3.47768E-07</text:p>
          </table:table-cell>
          <table:table-cell table:style-name="ce23" office:value-type="float" office:value="0.000000350458" calcext:value-type="float">
            <text:p>3.50458E-07</text:p>
          </table:table-cell>
          <table:table-cell table:style-name="ce23" office:value-type="float" office:value="0.000000354554" calcext:value-type="float">
            <text:p>3.54554E-0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is3800 upped(fstclk)</text:p>
          </table:table-cell>
          <table:table-cell table:number-columns-repeated="2" office:value-type="string" calcext:value-type="string">
            <text:p>need to check</text:p>
          </table:table-cell>
          <table:table-cell table:style-name="ce24" office:value-type="float" office:value="0.0201732" calcext:value-type="float">
            <text:p>2.01732E-02</text:p>
          </table:table-cell>
          <table:table-cell table:style-name="ce24" office:value-type="float" office:value="0.0198517" calcext:value-type="float">
            <text:p>1.98517E-02</text:p>
          </table:table-cell>
          <table:table-cell table:style-name="ce24" office:value-type="float" office:value="0.0198266" calcext:value-type="float">
            <text:p>1.98266E-02</text:p>
          </table:table-cell>
          <table:table-cell table:style-name="ce24" office:value-type="float" office:value="0.019885" calcext:value-type="float">
            <text:p>1.98850E-02</text:p>
          </table:table-cell>
          <table:table-cell table:style-name="ce24" office:value-type="float" office:value="0.0199247" calcext:value-type="float">
            <text:p>1.99247E-02</text:p>
          </table:table-cell>
          <table:table-cell table:style-name="ce24" office:value-type="float" office:value="0.0199308" calcext:value-type="float">
            <text:p>1.99308E-02</text:p>
          </table:table-cell>
          <table:table-cell table:style-name="ce24" office:value-type="float" office:value="0.0196874" calcext:value-type="float">
            <text:p>1.96874E-02</text:p>
          </table:table-cell>
          <table:table-cell table:style-name="ce24" office:value-type="float" office:value="0.0200331" calcext:value-type="float">
            <text:p>2.00331E-02</text:p>
          </table:table-cell>
          <table:table-cell table:style-name="ce24" office:value-type="float" office:value="0.0197662" calcext:value-type="float">
            <text:p>1.97662E-02</text:p>
          </table:table-cell>
          <table:table-cell table:style-name="ce24" office:value-type="float" office:value="0.019855" calcext:value-type="float">
            <text:p>1.98550E-02</text:p>
          </table:table-cell>
          <table:table-cell table:style-name="ce24" office:value-type="float" office:value="0.0198381" calcext:value-type="float">
            <text:p>1.98381E-02</text:p>
          </table:table-cell>
          <table:table-cell table:style-name="ce24" office:value-type="float" office:value="0.0198268" calcext:value-type="float">
            <text:p>1.98268E-02</text:p>
          </table:table-cell>
          <table:table-cell table:style-name="ce24" office:value-type="float" office:value="0.0197758" calcext:value-type="float">
            <text:p>1.97758E-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4" table:number-columns-repeated="13"/>
          <table:table-cell table:number-columns-repeated="1008"/>
        </table:table-row>
        <table:table-row table:style-name="ro4">
          <table:table-cell office:value-type="string" calcext:value-type="string">
            <text:p>Sis3800 downslope(fstclk) </text:p>
          </table:table-cell>
          <table:table-cell table:number-columns-repeated="2" office:value-type="string" calcext:value-type="string">
            <text:p>need to check</text:p>
          </table:table-cell>
          <table:table-cell table:style-name="ce40" office:value-type="string" calcext:value-type="string">
            <text:p>1.2906e-07</text:p>
          </table:table-cell>
          <table:table-cell table:style-name="ce41" office:value-type="float" office:value="0.000000129005" calcext:value-type="float">
            <text:p>1.29005E-07</text:p>
          </table:table-cell>
          <table:table-cell table:style-name="ce39" office:value-type="string" calcext:value-type="string">
            <text:p>2.5868e-07</text:p>
          </table:table-cell>
          <table:table-cell table:style-name="ce23" office:value-type="float" office:value="0.000000249949" calcext:value-type="float">
            <text:p>2.49949E-07</text:p>
          </table:table-cell>
          <table:table-cell table:style-name="ce23" office:value-type="float" office:value="0.0000002474" calcext:value-type="float">
            <text:p>2.47400E-07</text:p>
          </table:table-cell>
          <table:table-cell table:style-name="ce23" office:value-type="float" office:value="0.000000248326" calcext:value-type="float">
            <text:p>2.48326E-07</text:p>
          </table:table-cell>
          <table:table-cell table:style-name="ce23" office:value-type="float" office:value="0.000000258596" calcext:value-type="float">
            <text:p>2.58596E-07</text:p>
          </table:table-cell>
          <table:table-cell table:style-name="ce23" office:value-type="float" office:value="0.000000257668" calcext:value-type="float">
            <text:p>2.57668E-07</text:p>
          </table:table-cell>
          <table:table-cell table:style-name="ce23" office:value-type="float" office:value="0.000000254516" calcext:value-type="float">
            <text:p>2.54516E-07</text:p>
          </table:table-cell>
          <table:table-cell table:style-name="ce23" office:value-type="float" office:value="0.00000025518" calcext:value-type="float">
            <text:p>2.55180E-07</text:p>
          </table:table-cell>
          <table:table-cell table:style-name="ce23" office:value-type="float" office:value="0.000000254075" calcext:value-type="float">
            <text:p>2.54075E-07</text:p>
          </table:table-cell>
          <table:table-cell table:style-name="ce25" office:value-type="float" office:value="0.00000196554" calcext:value-type="float">
            <text:p>1.96554E-06</text:p>
          </table:table-cell>
          <table:table-cell table:style-name="ce23" office:value-type="float" office:value="0.000000257258" calcext:value-type="float">
            <text:p>2.57258E-0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is3800 downped(fstclk)</text:p>
          </table:table-cell>
          <table:table-cell table:number-columns-repeated="2" office:value-type="string" calcext:value-type="string">
            <text:p>need to check</text:p>
          </table:table-cell>
          <table:table-cell table:style-name="ce26" office:value-type="float" office:value="0.0545561" calcext:value-type="float">
            <text:p>5.45561E-02</text:p>
          </table:table-cell>
          <table:table-cell table:style-name="ce26" office:value-type="float" office:value="0.0539468" calcext:value-type="float">
            <text:p>5.39468E-02</text:p>
          </table:table-cell>
          <table:table-cell table:style-name="ce24" office:value-type="float" office:value="0.02687" calcext:value-type="float">
            <text:p>2.68700E-02</text:p>
          </table:table-cell>
          <table:table-cell table:style-name="ce24" office:value-type="float" office:value="0.0269434" calcext:value-type="float">
            <text:p>2.69434E-02</text:p>
          </table:table-cell>
          <table:table-cell table:style-name="ce24" office:value-type="float" office:value="0.0269776" calcext:value-type="float">
            <text:p>2.69776E-02</text:p>
          </table:table-cell>
          <table:table-cell table:style-name="ce24" office:value-type="float" office:value="0.027023" calcext:value-type="float">
            <text:p>2.70230E-02</text:p>
          </table:table-cell>
          <table:table-cell table:style-name="ce24" office:value-type="float" office:value="0.0268065" calcext:value-type="float">
            <text:p>2.68065E-02</text:p>
          </table:table-cell>
          <table:table-cell table:style-name="ce24" office:value-type="float" office:value="0.0271551" calcext:value-type="float">
            <text:p>2.71551E-02</text:p>
          </table:table-cell>
          <table:table-cell table:style-name="ce24" office:value-type="float" office:value="0.0270411" calcext:value-type="float">
            <text:p>2.70411E-02</text:p>
          </table:table-cell>
          <table:table-cell table:style-name="ce24" office:value-type="float" office:value="0.026813" calcext:value-type="float">
            <text:p>2.68130E-02</text:p>
          </table:table-cell>
          <table:table-cell table:style-name="ce24" office:value-type="float" office:value="0.0267914" calcext:value-type="float">
            <text:p>2.67914E-02</text:p>
          </table:table-cell>
          <table:table-cell table:style-name="ce25" office:value-type="float" office:value="0.0267804" calcext:value-type="float">
            <text:p>2.67804E-02</text:p>
          </table:table-cell>
          <table:table-cell table:style-name="ce24" office:value-type="float" office:value="0.0269069" calcext:value-type="float">
            <text:p>2.69069E-0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4" table:number-columns-repeated="11"/>
          <table:table-cell table:style-name="ce25"/>
          <table:table-cell table:style-name="ce24"/>
          <table:table-cell table:number-columns-repeated="1008"/>
        </table:table-row>
        <table:table-row table:style-name="ro4">
          <table:table-cell table:style-name="ce8" office:value-type="string" calcext:value-type="string">
            <text:p>Sis3801 upslope(fstclk) </text:p>
          </table:table-cell>
          <table:table-cell table:number-columns-repeated="2" office:value-type="string" calcext:value-type="string">
            <text:p>need to check</text:p>
          </table:table-cell>
          <table:table-cell table:style-name="ce39" office:value-type="string" calcext:value-type="string">
            <text:p>3.57236e-07</text:p>
          </table:table-cell>
          <table:table-cell table:style-name="ce39" office:value-type="string" calcext:value-type="string">
            <text:p>3.59326e-07</text:p>
          </table:table-cell>
          <table:table-cell table:style-name="ce39" office:value-type="string" calcext:value-type="string">
            <text:p>3.60744e-07</text:p>
          </table:table-cell>
          <table:table-cell table:number-columns-repeated="2" table:style-name="ce39" office:value-type="string" calcext:value-type="string">
            <text:p>3.46631e-07</text:p>
          </table:table-cell>
          <table:table-cell table:style-name="ce39" office:value-type="string" calcext:value-type="string">
            <text:p>3.47304e-07</text:p>
          </table:table-cell>
          <table:table-cell table:style-name="ce39" office:value-type="string" calcext:value-type="string">
            <text:p>3.81801e-07</text:p>
          </table:table-cell>
          <table:table-cell table:style-name="ce39" office:value-type="string" calcext:value-type="string">
            <text:p>3.79211e-07</text:p>
          </table:table-cell>
          <table:table-cell table:style-name="ce39" office:value-type="string" calcext:value-type="string">
            <text:p>3.73698e-07</text:p>
          </table:table-cell>
          <table:table-cell table:style-name="ce39" office:value-type="string" calcext:value-type="string">
            <text:p>3.74607e-07</text:p>
          </table:table-cell>
          <table:table-cell table:style-name="ce83" office:value-type="string" calcext:value-type="string">
            <text:p>need to check</text:p>
          </table:table-cell>
          <table:table-cell table:style-name="ce39" office:value-type="string" calcext:value-type="string">
            <text:p>3.75868e-07</text:p>
          </table:table-cell>
          <table:table-cell table:style-name="ce39" office:value-type="string" calcext:value-type="string">
            <text:p>3.80113e-07</text:p>
          </table:table-cell>
          <table:table-cell table:style-name="ce8" table:number-columns-repeated="1008"/>
        </table:table-row>
        <table:table-row table:style-name="ro4">
          <table:table-cell table:style-name="ce8" office:value-type="string" calcext:value-type="string">
            <text:p>Sis3801 upped(fstclk)</text:p>
          </table:table-cell>
          <table:table-cell table:number-columns-repeated="2" office:value-type="string" calcext:value-type="string">
            <text:p>need to check</text:p>
          </table:table-cell>
          <table:table-cell table:style-name="ce24" office:value-type="float" office:value="0.0202169" calcext:value-type="float">
            <text:p>2.02169E-02</text:p>
          </table:table-cell>
          <table:table-cell table:style-name="ce24" office:value-type="float" office:value="0.0198582" calcext:value-type="float">
            <text:p>1.98582E-02</text:p>
          </table:table-cell>
          <table:table-cell table:number-columns-repeated="3" table:style-name="ce24" office:value-type="float" office:value="0.0198876" calcext:value-type="float">
            <text:p>1.98876E-02</text:p>
          </table:table-cell>
          <table:table-cell table:style-name="ce24" office:value-type="float" office:value="0.0199356" calcext:value-type="float">
            <text:p>1.99356E-02</text:p>
          </table:table-cell>
          <table:table-cell table:style-name="ce24" office:value-type="float" office:value="0.0197044" calcext:value-type="float">
            <text:p>1.97044E-02</text:p>
          </table:table-cell>
          <table:table-cell table:style-name="ce24" office:value-type="float" office:value="0.0200362" calcext:value-type="float">
            <text:p>2.00362E-02</text:p>
          </table:table-cell>
          <table:table-cell table:style-name="ce24" office:value-type="float" office:value="0.0197719" calcext:value-type="float">
            <text:p>1.97719E-02</text:p>
          </table:table-cell>
          <table:table-cell table:style-name="ce24" office:value-type="float" office:value="0.0198589" calcext:value-type="float">
            <text:p>1.98589E-02</text:p>
          </table:table-cell>
          <table:table-cell table:style-name="ce83" office:value-type="string" calcext:value-type="string">
            <text:p>need to check</text:p>
          </table:table-cell>
          <table:table-cell table:style-name="ce24" office:value-type="float" office:value="0.0198389" calcext:value-type="float">
            <text:p>1.98389E-02</text:p>
          </table:table-cell>
          <table:table-cell table:style-name="ce24" office:value-type="float" office:value="0.0197786" calcext:value-type="float">
            <text:p>1.97786E-02</text:p>
          </table:table-cell>
          <table:table-cell table:style-name="ce8" table:number-columns-repeated="1008"/>
        </table:table-row>
        <table:table-row table:style-name="ro1">
          <table:table-cell table:style-name="ce8" table:number-columns-repeated="3"/>
          <table:table-cell table:style-name="ce26" table:number-columns-repeated="10"/>
          <table:table-cell table:style-name="ce83"/>
          <table:table-cell table:style-name="ce26" table:number-columns-repeated="2"/>
          <table:table-cell table:style-name="ce8" table:number-columns-repeated="1008"/>
        </table:table-row>
        <table:table-row table:style-name="ro4">
          <table:table-cell table:style-name="ce8" office:value-type="string" calcext:value-type="string">
            <text:p>Sis3801 downslope(fstclk) </text:p>
          </table:table-cell>
          <table:table-cell table:number-columns-repeated="2" office:value-type="string" calcext:value-type="string">
            <text:p>need to check</text:p>
          </table:table-cell>
          <table:table-cell table:style-name="ce17" office:value-type="string" calcext:value-type="string">
            <text:p>1.38495e-07</text:p>
          </table:table-cell>
          <table:table-cell table:style-name="ce17" office:value-type="string" calcext:value-type="string">
            <text:p>1.38383e-07</text:p>
          </table:table-cell>
          <table:table-cell table:style-name="ce39" office:value-type="string" calcext:value-type="string">
            <text:p>2.77492e-07</text:p>
          </table:table-cell>
          <table:table-cell table:number-columns-repeated="2" table:style-name="ce39" office:value-type="string" calcext:value-type="string">
            <text:p>2.67924e-07</text:p>
          </table:table-cell>
          <table:table-cell table:style-name="ce39" office:value-type="string" calcext:value-type="string">
            <text:p>2.66232e-07</text:p>
          </table:table-cell>
          <table:table-cell table:style-name="ce39" office:value-type="string" calcext:value-type="string">
            <text:p>2.77274e-07</text:p>
          </table:table-cell>
          <table:table-cell table:style-name="ce39" office:value-type="string" calcext:value-type="string">
            <text:p>2.76326e-07</text:p>
          </table:table-cell>
          <table:table-cell table:style-name="ce39" office:value-type="string" calcext:value-type="string">
            <text:p>2.72918e-07</text:p>
          </table:table-cell>
          <table:table-cell table:style-name="ce39" office:value-type="string" calcext:value-type="string">
            <text:p>2.736e-07</text:p>
          </table:table-cell>
          <table:table-cell table:style-name="ce83" office:value-type="string" calcext:value-type="string">
            <text:p>need to check</text:p>
          </table:table-cell>
          <table:table-cell table:style-name="ce17" office:value-type="string" calcext:value-type="string">
            <text:p>2.10805e-06</text:p>
          </table:table-cell>
          <table:table-cell table:style-name="ce39" office:value-type="string" calcext:value-type="string">
            <text:p>2.75803e-07</text:p>
          </table:table-cell>
          <table:table-cell table:style-name="ce8" table:number-columns-repeated="1008"/>
        </table:table-row>
        <table:table-row table:style-name="ro4">
          <table:table-cell table:style-name="ce8" office:value-type="string" calcext:value-type="string">
            <text:p>Sis3801 downped(fstclk)</text:p>
          </table:table-cell>
          <table:table-cell table:number-columns-repeated="2" office:value-type="string" calcext:value-type="string">
            <text:p>need to check</text:p>
          </table:table-cell>
          <table:table-cell table:style-name="ce26" office:value-type="float" office:value="0.054674" calcext:value-type="float">
            <text:p>5.46740E-02</text:p>
          </table:table-cell>
          <table:table-cell table:style-name="ce26" office:value-type="float" office:value="0.0539542" calcext:value-type="float">
            <text:p>5.39542E-02</text:p>
          </table:table-cell>
          <table:table-cell table:number-columns-repeated="3" table:style-name="ce24" office:value-type="float" office:value="0.0269487" calcext:value-type="float">
            <text:p>2.69487E-02</text:p>
          </table:table-cell>
          <table:table-cell table:style-name="ce24" office:value-type="float" office:value="0.0270302" calcext:value-type="float">
            <text:p>2.70302E-02</text:p>
          </table:table-cell>
          <table:table-cell table:style-name="ce24" office:value-type="float" office:value="0.0268213" calcext:value-type="float">
            <text:p>2.68213E-02</text:p>
          </table:table-cell>
          <table:table-cell table:style-name="ce24" office:value-type="float" office:value="0.027159" calcext:value-type="float">
            <text:p>2.71590E-02</text:p>
          </table:table-cell>
          <table:table-cell table:style-name="ce24" office:value-type="float" office:value="0.02704" calcext:value-type="float">
            <text:p>2.70400E-02</text:p>
          </table:table-cell>
          <table:table-cell table:style-name="ce24" office:value-type="float" office:value="0.0268173" calcext:value-type="float">
            <text:p>2.68173E-02</text:p>
          </table:table-cell>
          <table:table-cell table:style-name="ce83" office:value-type="string" calcext:value-type="string">
            <text:p>need to check</text:p>
          </table:table-cell>
          <table:table-cell table:style-name="ce26" office:value-type="float" office:value="0.0268024" calcext:value-type="float">
            <text:p>2.68024E-02</text:p>
          </table:table-cell>
          <table:table-cell table:style-name="ce24" office:value-type="float" office:value="0.0269116" calcext:value-type="float">
            <text:p>2.69116E-02</text:p>
          </table:table-cell>
          <table:table-cell table:style-name="ce8" table:number-columns-repeated="1008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10" office:value-type="string" calcext:value-type="string">
            <text:p>~3.17</text:p>
          </table:table-cell>
          <table:table-cell table:style-name="ce10"/>
          <table:table-cell table:style-name="ce13" office:value-type="string" calcext:value-type="string" table:number-columns-spanned="3" table:number-rows-spanned="1">
            <text:p>3rm downstream scaler abnormal</text:p>
          </table:table-cell>
          <table:covered-table-cell table:number-columns-repeated="2" table:style-name="ce10"/>
          <table:table-cell table:style-name="Default"/>
          <table:table-cell table:style-name="ce10"/>
          <table:table-cell table:style-name="ce59" office:value-type="string" calcext:value-type="string">
            <text:p>happex</text:p>
          </table:table-cell>
          <table:table-cell table:style-name="ce61" office:value-type="string" calcext:value-type="string" table:number-columns-spanned="2" table:number-rows-spanned="1">
            <text:p>C=slope*875us*(ΔA-ped*ΔEntry))</text:p>
          </table:table-cell>
          <table:covered-table-cell table:style-name="ce59"/>
          <table:table-cell table:style-name="ce68" office:value-type="string" calcext:value-type="string" table:number-columns-spanned="3" table:number-rows-spanned="1">
            <text:p>I=slope*(rate-ped)*875/1041.65</text:p>
          </table:table-cell>
          <table:covered-table-cell table:number-columns-repeated="2" table:style-name="ce80"/>
          <table:table-cell table:number-columns-repeated="1011"/>
        </table:table-row>
        <table:table-row table:style-name="ro1">
          <table:table-cell table:style-name="ce10" office:value-type="string" calcext:value-type="string">
            <text:p>3.18~4.2</text:p>
          </table:table-cell>
          <table:table-cell table:style-name="ce10"/>
          <table:table-cell table:style-name="ce13" office:value-type="string" calcext:value-type="string" table:number-columns-spanned="3" table:number-rows-spanned="1">
            <text:p>LHRS upstream scaler noisy</text:p>
          </table:table-cell>
          <table:covered-table-cell table:number-columns-repeated="2" table:style-name="ce10"/>
          <table:table-cell table:style-name="Default"/>
          <table:table-cell table:style-name="ce10"/>
          <table:table-cell table:style-name="ce59" office:value-type="string" calcext:value-type="string">
            <text:p>Sis 3800 scaler</text:p>
          </table:table-cell>
          <table:table-cell table:style-name="ce61" office:value-type="string" calcext:value-type="string" table:number-columns-spanned="2" table:number-rows-spanned="1">
            <text:p>C=slope*(ΔA-ped*Δclockcount)</text:p>
          </table:table-cell>
          <table:covered-table-cell table:style-name="ce59"/>
          <table:table-cell table:style-name="ce68" office:value-type="string" calcext:value-type="string" table:number-columns-spanned="3" table:number-rows-spanned="1">
            <text:p>I=slope*(rate-ped*clockrate)</text:p>
          </table:table-cell>
          <table:covered-table-cell table:number-columns-repeated="2" table:style-name="ce80"/>
          <table:table-cell table:number-columns-repeated="1011"/>
        </table:table-row>
        <table:table-row table:style-name="ro1">
          <table:table-cell table:style-name="ce10" office:value-type="string" calcext:value-type="string">
            <text:p>4.2~4.9</text:p>
          </table:table-cell>
          <table:table-cell table:style-name="ce10"/>
          <table:table-cell table:style-name="ce13" office:value-type="string" calcext:value-type="string" table:number-columns-spanned="3" table:number-rows-spanned="1">
            <text:p>RHRS SIS3801 scaler not working</text:p>
          </table:table-cell>
          <table:covered-table-cell table:style-name="ce10"/>
          <table:covered-table-cell table:style-name="ce42"/>
          <table:table-cell table:style-name="Default" table:number-columns-repeated="2"/>
          <table:table-cell table:style-name="Default" office:value-type="string" calcext:value-type="string">
            <text:p>Sis 3801 scaler</text:p>
          </table:table-cell>
          <table:table-cell table:style-name="ce61" office:value-type="string" calcext:value-type="string" table:number-columns-spanned="2" table:number-rows-spanned="1">
            <text:p>C=slope*(ΔA-ped*Δclockcount)</text:p>
          </table:table-cell>
          <table:covered-table-cell table:style-name="ce42"/>
          <table:table-cell table:style-name="ce68" office:value-type="string" calcext:value-type="string" table:number-columns-spanned="3" table:number-rows-spanned="1">
            <text:p>I=slope*(rate-ped*103.7k*971.65us)/1041.65us</text:p>
          </table:table-cell>
          <table:covered-table-cell table:number-columns-repeated="2" table:style-name="ce80"/>
          <table:table-cell table:number-columns-repeated="1011"/>
        </table:table-row>
        <table:table-row table:style-name="ro1">
          <table:table-cell table:style-name="ce10" office:value-type="float" office:value="4.9" calcext:value-type="float">
            <text:p>4.9</text:p>
          </table:table-cell>
          <table:table-cell table:style-name="ce10"/>
          <table:table-cell table:style-name="ce13" office:value-type="string" calcext:value-type="string" table:number-columns-spanned="3" table:number-rows-spanned="1">
            <text:p>changed RHRS scaler channel for bcm</text:p>
          </table:table-cell>
          <table:covered-table-cell table:style-name="ce10"/>
          <table:covered-table-cell table:style-name="ce42"/>
          <table:table-cell table:style-name="Default" table:number-columns-repeated="3"/>
          <table:table-cell table:style-name="ce61" office:value-type="string" calcext:value-type="string" table:number-columns-spanned="2" table:number-rows-spanned="1">
            <text:p>unit: uC</text:p>
          </table:table-cell>
          <table:covered-table-cell table:style-name="Default"/>
          <table:table-cell table:style-name="ce68" office:value-type="string" calcext:value-type="string" table:number-columns-spanned="3" table:number-rows-spanned="1">
            <text:p>unit:uA</text:p>
          </table:table-cell>
          <table:covered-table-cell table:style-name="ce81"/>
          <table:covered-table-cell table:style-name="ce82"/>
          <table:table-cell table:number-columns-repeated="1011"/>
        </table:table-row>
        <table:table-row table:style-name="ro1">
          <table:table-cell table:style-name="ce10" office:value-type="string" calcext:value-type="string">
            <text:p>4.19~</text:p>
          </table:table-cell>
          <table:table-cell table:style-name="ce10"/>
          <table:table-cell table:style-name="ce13" office:value-type="string" calcext:value-type="string" table:number-columns-spanned="3" table:number-rows-spanned="1">
            <text:p>calibration constant changed</text:p>
          </table:table-cell>
          <table:covered-table-cell table:style-name="ce10"/>
          <table:covered-table-cell table:style-name="ce42"/>
          <table:table-cell table:style-name="Default" table:number-columns-repeated="1019"/>
        </table:table-row>
        <table:table-row table:style-name="ro1">
          <table:table-cell table:style-name="ce10" office:value-type="string" calcext:value-type="string">
            <text:p>Near 5.12</text:p>
          </table:table-cell>
          <table:table-cell table:style-name="ce10"/>
          <table:table-cell table:style-name="ce13" office:value-type="string" calcext:value-type="string" table:number-columns-spanned="3" table:number-rows-spanned="1">
            <text:p>3rm sis3801 not working?</text:p>
          </table:table-cell>
          <table:covered-table-cell table:style-name="ce10"/>
          <table:covered-table-cell table:style-name="ce42"/>
          <table:table-cell table:style-name="Default" table:number-columns-repeated="1019"/>
        </table:table-row>
        <table:table-row table:style-name="ro1">
          <table:table-cell table:style-name="ce10" office:value-type="string" calcext:value-type="string">
            <text:p>5.13~5.14</text:p>
          </table:table-cell>
          <table:table-cell table:style-name="ce10"/>
          <table:table-cell table:style-name="ce13" office:value-type="string" calcext:value-type="string" table:number-columns-spanned="3" table:number-rows-spanned="1">
            <text:p>downstream broken</text:p>
          </table:table-cell>
          <table:covered-table-cell table:number-columns-repeated="2" table:style-name="ce10"/>
          <table:table-cell table:style-name="Default"/>
          <table:table-cell table:style-name="ce10" table:number-columns-repeated="6"/>
          <table:table-cell table:style-name="Default" table:number-columns-repeated="1012"/>
        </table:table-row>
        <table:table-row table:style-name="ro1">
          <table:table-cell table:style-name="ce10" table:number-columns-repeated="2"/>
          <table:table-cell table:style-name="ce13"/>
          <table:table-cell table:style-name="ce10" table:number-columns-repeated="2"/>
          <table:table-cell table:style-name="Default"/>
          <table:table-cell table:style-name="ce10" table:number-columns-repeated="2"/>
          <table:table-cell table:style-name="Default"/>
          <table:table-cell table:style-name="ce10" table:number-columns-repeated="3"/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in constant area:</text:p>
          </table:table-cell>
          <table:table-cell table:style-name="Default" table:number-columns-repeated="3"/>
          <table:table-cell table:style-name="ce10"/>
          <table:table-cell table:style-name="Default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11" office:value-type="string" calcext:value-type="string">
            <text:p>blue</text:p>
          </table:table-cell>
          <table:table-cell table:style-name="ce11"/>
          <table:table-cell table:style-name="ce11" office:value-type="string" calcext:value-type="string">
            <text:p>available slope</text:p>
          </table:table-cell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ce12" office:value-type="string" calcext:value-type="string">
            <text:p>green</text:p>
          </table:table-cell>
          <table:table-cell table:style-name="ce12"/>
          <table:table-cell table:style-name="ce12" office:value-type="string" calcext:value-type="string">
            <text:p>available pedestal</text:p>
          </table:table-cell>
          <table:table-cell table:style-name="Default"/>
          <table:table-cell table:style-name="ce10"/>
          <table:table-cell table:style-name="Default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Default" office:value-type="string" calcext:value-type="string">
            <text:p>black</text:p>
          </table:table-cell>
          <table:table-cell table:style-name="Default"/>
          <table:table-cell table:style-name="Default" office:value-type="string" calcext:value-type="string">
            <text:p>not available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4">
          <table:table-cell table:style-name="Default" office:value-type="string" calcext:value-type="string">
            <text:p>(NR)</text:p>
          </table:table-cell>
          <table:table-cell table:style-name="Default"/>
          <table:table-cell table:style-name="Default" office:value-type="string" calcext:value-type="string">
            <text:p>not recommanded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3" office:value-type="string" calcext:value-type="string" table:number-columns-spanned="6" table:number-rows-spanned="3">
            <text:p>in avail run area:</text:p>
            <text:p> black means not available</text:p>
            <text:p>same color  in neighbour cell means same calibration constant</text:p>
          </table:table-cell>
          <table:covered-table-cell table:number-columns-repeated="2" table:style-name="ce13"/>
          <table:covered-table-cell table:number-columns-repeated="3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3" table:style-name="ce14"/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3" office:value-type="string" calcext:value-type="string">
            <text:p>period: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3-10 13:33:16 gain changed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<text:s text:c="10"/>~1331586599 <text:s text:c="14"/>~03-12 17:09:59 1 0 1 0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1331586599~1331593440 03-12 17:09:59~03-12 19:04:00 bcm constant ?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1331593440~1331598983 03-12 19:04:00~03-12 20:36:23 1 0 1 0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1331598984~1331602083 03-12 20:36:24~03-12 21:28:03 bcm constant? 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1331602084~1331603359 03-12 21:28:04~03-12 21:49:19 bcm constant?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1331603360~1331691600 03-12 21:49:20~03-13 22:20:00 0.2625?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1331691600~1331755487 03-13 22:20:00~03-14 16:04:47 <text:s/>0.336 -49 0.336 -62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1331755487~1332958098 03-14 16:04:47~03-28 14:08:18 0.0056 -1 0.0056 -1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1332958098~ <text:s text:c="10"/>03-28 14:08:18~ <text:s text:c="14"/>0.0058824 0.0046875</text:p>
          </table:table-cell>
          <table:table-cell table:style-name="ce13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gain change</text:p>
          </table:table-cell>
          <table:table-cell table:style-name="ce13"/>
          <table:table-cell table:style-name="ce10" table:number-columns-repeated="1022"/>
        </table:table-row>
        <table:table-row table:style-name="ro1">
          <table:table-cell table:style-name="ce13" office:value-type="string" calcext:value-type="string">
            <text:p>~3.2 18:39:42 gain changing</text:p>
          </table:table-cell>
          <table:table-cell table:style-name="ce13"/>
          <table:table-cell table:style-name="ce10" table:number-columns-repeated="1022"/>
        </table:table-row>
        <table:table-row table:style-name="ro1">
          <table:table-cell table:style-name="ce13" office:value-type="string" calcext:value-type="string">
            <text:p>3.2 18:39:43~3.5 10:00:12 10/10/1 9/9/1 3 4</text:p>
          </table:table-cell>
          <table:table-cell table:style-name="ce13"/>
          <table:table-cell table:style-name="ce10" table:number-columns-repeated="1022"/>
        </table:table-row>
        <table:table-row table:style-name="ro1">
          <table:table-cell table:style-name="Default" office:value-type="string" calcext:value-type="string">
            <text:p>3.5 10:00:13~3.5 10:27:40 gain changing</text:p>
          </table:table-cell>
          <table:table-cell table:style-name="ce13"/>
          <table:table-cell table:style-name="ce10" table:number-columns-repeated="1022"/>
        </table:table-row>
        <table:table-row table:style-name="ro1">
          <table:table-cell table:style-name="ce13" office:value-type="string" calcext:value-type="string">
            <text:p>3.5 10:27:41~3.6 8:51:39 10/10/1 9/9/1 1 4</text:p>
          </table:table-cell>
          <table:table-cell table:style-name="ce13"/>
          <table:table-cell table:style-name="ce10" table:number-columns-repeated="1022"/>
        </table:table-row>
        <table:table-row table:style-name="ro1">
          <table:table-cell table:style-name="ce13" office:value-type="string" calcext:value-type="string">
            <text:p>3.6 8:51:40~3.6 13:45:43 10/13/1 9/9/1 1 4</text:p>
          </table:table-cell>
          <table:table-cell table:style-name="ce13"/>
          <table:table-cell table:style-name="ce10" office:value-type="string" calcext:value-type="string">
            <text:p>restricted access</text:p>
          </table:table-cell>
          <table:table-cell table:style-name="ce10" table:number-columns-repeated="1021"/>
        </table:table-row>
        <table:table-row table:style-name="ro1">
          <table:table-cell table:style-name="ce13" office:value-type="string" calcext:value-type="string">
            <text:p>3.6 13:45:44~3.6 13:49:05 gain changing</text:p>
          </table:table-cell>
          <table:table-cell table:style-name="ce13"/>
          <table:table-cell table:style-name="ce10" office:value-type="string" calcext:value-type="string">
            <text:p>restricted access</text:p>
          </table:table-cell>
          <table:table-cell table:style-name="ce10" table:number-columns-repeated="1021"/>
        </table:table-row>
        <table:table-row table:style-name="ro1">
          <table:table-cell table:style-name="ce13" office:value-type="string" calcext:value-type="string">
            <text:p>3.6 13:49:06~3.7 17:20:10 29/30/4 27/27/4 <text:s/>1 4</text:p>
          </table:table-cell>
          <table:table-cell table:style-name="ce13"/>
          <table:table-cell table:style-name="ce10" table:number-columns-repeated="1022"/>
        </table:table-row>
        <table:table-row table:style-name="ro1">
          <table:table-cell table:style-name="Default" office:value-type="string" calcext:value-type="string">
            <text:p>3.7 17:20:11~3.7 17:23:25 gain changing</text:p>
          </table:table-cell>
          <table:table-cell table:style-name="ce13"/>
          <table:table-cell table:style-name="ce10" table:number-columns-repeated="1022"/>
        </table:table-row>
        <table:table-row table:style-name="ro1">
          <table:table-cell table:style-name="ce13" office:value-type="string" calcext:value-type="string">
            <text:p>3.7 17:23:25~3.10 13:12:53 29/30/4 27/27/4 1 4</text:p>
          </table:table-cell>
          <table:table-cell table:style-name="ce13"/>
          <table:table-cell table:style-name="ce10" table:number-columns-repeated="1022"/>
        </table:table-row>
        <table:table-row table:style-name="ro1">
          <table:table-cell table:style-name="ce13" office:value-type="string" calcext:value-type="string">
            <text:p>3.10 13:12:54~3.10 13:33:15 gain changing</text:p>
          </table:table-cell>
          <table:table-cell table:style-name="ce10" table:number-columns-repeated="1023"/>
        </table:table-row>
        <table:table-row table:style-name="ro1">
          <table:table-cell table:style-name="ce13" office:value-type="string" calcext:value-type="string">
            <text:p>3/10 13:33:16~end <text:s/>40/41/4 40/43/4 1 4</text:p>
          </table:table-cell>
          <table:table-cell table:number-columns-repeated="1023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WenQuanYi Micro Hei" svg:font-family="'WenQuanYi Micro Hei'" style:font-pitch="variable"/>
    <style:font-face style:name="文泉驛微米黑" svg:font-family="文泉驛微米黑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scientific-number number:decimal-places="5" number:min-integer-digits="1" number:min-exponent-digits="2"/>
    </number:number-style>
    <number:number-style style:name="N123">
      <number:text> $ </number:text>
      <number:number number:decimal-places="2" number:min-integer-digits="1" number:grouping="true"/>
      <number:text> </number:text>
    </number:number-style>
    <number:number-style style:name="N124">
      <number:text> $ (</number:text>
      <number:number number:decimal-places="2" number:min-integer-digits="1" number:grouping="true"/>
      <number:text>)</number:text>
    </number:number-style>
    <number:number-style style:name="N125">
      <number:text> $ - </number:text>
    </number:number-style>
    <number:number-style style:name="N126P0" style:volatile="true">
      <number:text> $ </number:text>
      <number:number number:decimal-places="2" number:min-integer-digits="1" number:grouping="true"/>
      <number:text> </number:text>
    </number:number-style>
    <number:number-style style:name="N126P1" style:volatile="true">
      <number:text> $ (</number:text>
      <number:number number:decimal-places="2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text> $ </number:text>
      <number:number number:decimal-places="0" number:min-integer-digits="1" number:grouping="true"/>
      <number:text> </number:text>
    </number:number-style>
    <number:number-style style:name="N128">
      <number:text> $ (</number:text>
      <number:number number:decimal-places="0" number:min-integer-digits="1" number:grouping="true"/>
      <number:text>)</number:text>
    </number:number-style>
    <number:number-style style:name="N129P0" style:volatile="true">
      <number:text> $ </number:text>
      <number:number number:decimal-places="0" number:min-integer-digits="1" number:grouping="true"/>
      <number:text> </number:text>
    </number:number-style>
    <number:number-style style:name="N129P1" style:volatile="true">
      <number:text> $ (</number:text>
      <number:number number:decimal-places="0" number:min-integer-digits="1" number:grouping="true"/>
      <number:text>)</number:text>
    </number:number-style>
    <number:number-style style:name="N129P2" style:volatile="true">
      <number:text> $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integer-digits="1" number:grouping="true"/>
      <number:text> </number:text>
    </number:number-style>
    <number:number-style style:name="N131">
      <number:text>  (</number:text>
      <number:number number:decimal-places="2" number:min-integer-digits="1" number:grouping="true"/>
      <number:text>)</number:text>
    </number:number-style>
    <number:number-style style:name="N132">
      <number:text>  - </number:text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0" number:min-integer-digits="1" number:grouping="true"/>
      <number:text> </number:text>
    </number:number-style>
    <number:number-style style:name="N135">
      <number:text>  (</number:text>
      <number:number number:decimal-places="0" number:min-integer-digits="1" number:grouping="true"/>
      <number:text>)</number:text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 (</number:text>
      <number:number number:decimal-places="0" number:min-integer-digits="1" number:grouping="true"/>
      <number:text>)</number:text>
    </number:number-style>
    <number:number-style style:name="N136P2" style:volatile="true">
      <number:text> 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5" number:min-integer-digits="1"/>
    </number:number-style>
    <number:number-style style:name="N138P0" style:volatile="true">
      <number:number number:min-integer-digits="1"/>
      <number:text/>
    </number:number-style>
    <number:text-style style:name="N138">
      <number:text-content/>
      <style:map style:condition="value()&gt;=0" style:apply-style-name="N138P0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 style:data-style-name="N2" text:time-value="11:31:06.97274863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3:16:10</meta:creation-date>
    <dc:date>2014-11-21T11:31:45.737395205</dc:date>
    <meta:editing-duration>P8DT8H56M18S</meta:editing-duration>
    <meta:editing-cycles>267</meta:editing-cycles>
    <meta:generator>LibreOffice/4.3.4.1$Linux_X86_64 LibreOffice_project/430m0$Build-1</meta:generator>
    <meta:document-statistic meta:table-count="1" meta:cell-count="1069" meta:object-count="0"/>
  </office:meta>
</office:document-meta>
</file>